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29.37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105.57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62.18mm"/>
    </style:style>
    <style:style style:name="co12" style:family="table-column">
      <style:table-column-properties fo:break-before="auto" style:column-width="50.01mm"/>
    </style:style>
    <style:style style:name="co13" style:family="table-column">
      <style:table-column-properties fo:break-before="auto" style:column-width="64.0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ackground-color="#fffff3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-bottom="none" fo:background-color="#fffff3" fo:border-left="none" fo:border-right="none" fo:border-top="0.06pt solid #000000"/>
    </style:style>
    <style:style style:name="ce16" style:family="table-cell" style:parent-style-name="Default" style:data-style-name="N107">
      <style:table-cell-properties fo:background-color="#fffff3"/>
    </style:style>
    <style:style style:name="ce22" style:family="table-cell" style:parent-style-name="Default" style:data-style-name="N107">
      <style:table-cell-properties fo:border-bottom="0.06pt solid #000000" fo:background-color="#fffff3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order-bottom="none" fo:background-color="#fbffff" fo:border-left="none" fo:border-right="none" fo:border-top="0.06pt solid #000000"/>
    </style:style>
    <style:style style:name="ce17" style:family="table-cell" style:parent-style-name="Default" style:data-style-name="N107">
      <style:table-cell-properties fo:background-color="#fbffff"/>
    </style:style>
    <style:style style:name="ce23" style:family="table-cell" style:parent-style-name="Default" style:data-style-name="N107">
      <style:table-cell-properties fo:border-bottom="0.06pt solid #000000" fo:background-color="#fbffff" fo:border-left="none" fo:border-right="none" fo:border-top="none"/>
    </style:style>
    <style:style style:name="ce4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Default" style:data-style-name="N0">
      <style:table-cell-properties fo:border-bottom="0.06pt solid #000000" fo:background-color="#fbffff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order-bottom="none" fo:background-color="#fbffff" fo:border-left="none" fo:border-right="0.06pt solid #000000" fo:border-top="0.06pt solid #000000"/>
    </style:style>
    <style:style style:name="ce18" style:family="table-cell" style:parent-style-name="Default" style:data-style-name="N107">
      <style:table-cell-properties fo:border-bottom="none" fo:background-color="#fbffff" fo:border-left="none" fo:border-right="0.06pt solid #000000" fo:border-top="none"/>
    </style:style>
    <style:style style:name="ce19" style:family="table-cell" style:parent-style-name="Default" style:data-style-name="N107">
      <style:table-cell-properties fo:border-bottom="none" fo:background-color="#fffff3" fo:border-left="none" fo:border-right="0.06pt solid #000000" fo:border-top="none"/>
    </style:style>
    <style:style style:name="ce24" style:family="table-cell" style:parent-style-name="Default" style:data-style-name="N107">
      <style:table-cell-properties fo:border-bottom="0.06pt solid #000000" fo:background-color="#fbffff" fo:border-left="none" fo:border-right="0.06pt solid #000000" fo:border-top="none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Georgia" fo:font-size="16pt" fo:font-weight="bold" style:font-name-asian="Georgia" style:font-size-asian="16pt" style:font-weight-asian="bold" style:font-name-complex="Georgia" style:font-size-complex="16pt" style:font-weight-complex="bold"/>
    </style:style>
    <style:style style:name="ce33" style:family="table-cell" style:parent-style-name="Default" style:data-style-name="N0">
      <style:table-cell-properties style:vertical-align="automatic"/>
      <style:text-properties style:font-name="Georgia1" fo:font-size="10pt" style:font-name-asian="Georgia1" style:font-size-asian="10pt" style:font-name-complex="Georgia1" style:font-size-complex="10pt"/>
    </style:style>
    <style:style style:name="ce50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42" style:family="table-cell" style:parent-style-name="Default" style:data-style-name="N0">
      <style:table-cell-properties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fo:wrap-option="wrap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0">
      <style:table-cell-properties style:vertical-align="automatic"/>
    </style:style>
    <style:style style:name="ce36" style:family="table-cell" style:parent-style-name="Default" style:data-style-name="N0">
      <style:table-cell-properties style:vertical-align="automatic"/>
      <style:text-properties style:font-name="Georgia2" fo:font-size="12pt" style:font-name-asian="Georgia2" style:font-size-asian="12pt" style:font-name-complex="Georgia2" style:font-size-complex="12pt"/>
    </style:style>
    <style:style style:name="ce47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8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29" style:family="table-cell" style:parent-style-name="Default" style:data-style-name="N0">
      <style:table-cell-properties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4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37" style:family="table-cell" style:parent-style-name="Default" style:data-style-name="N0">
      <style:table-cell-properties fo:border="0.06pt solid #000000"/>
      <style:text-properties style:font-name="Georgia" fo:font-size="12pt" style:font-name-asian="Georgia" style:font-size-asian="12pt" style:font-name-complex="Georgia" style:font-size-complex="12pt"/>
    </style:style>
    <style:style style:name="ce49" style:family="table-cell" style:parent-style-name="Default" style:data-style-name="N0">
      <style:table-cell-properties fo:background-color="#339966" style:text-align-source="fix" style:repeat-content="false" fo:border="0.06pt solid #000000" style:vertical-align="automatic"/>
      <style:paragraph-properties fo:text-align="center"/>
      <style:text-properties style:font-name="Georgia" fo:font-size="14pt" fo:font-weight="bold" style:font-name-asian="Georgia" style:font-size-asian="14pt" style:font-weight-asian="bold" style:font-name-complex="Georgia" style:font-size-complex="14pt" style:font-weight-complex="bold"/>
    </style:style>
    <style:style style:name="ce39" style:family="table-cell" style:parent-style-name="Default" style:data-style-name="N0">
      <style:text-properties style:font-name="Georgia1" style:font-name-asian="Georgia1" style:font-name-complex="Georgia1"/>
    </style:style>
    <style:style style:name="ce3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Georgia1" fo:font-size="12pt" fo:font-weight="bold" style:font-name-asian="Georgia1" style:font-size-asian="12pt" style:font-weight-asian="bold" style:font-name-complex="Georgia1" style:font-size-complex="12pt" style:font-weight-complex="bold"/>
    </style:style>
    <style:style style:name="ce45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105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1.I4"/>
    </style:style>
    <style:style style:name="ce40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1.I4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11" fo:font-weight="bold" style:font-name-asian="Georgia11" style:font-weight-asian="bold" style:font-name-complex="Georgia11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Georgia" fo:font-weight="bold" style:font-name-asian="Georgia" style:font-weight-asian="bold" style:font-name-complex="Georgia" style:font-weight-complex="bold"/>
    </style:style>
    <style:style style:name="ce52" style:family="table-cell" style:parent-style-name="Default" style:data-style-name="N0">
      <style:table-cell-properties fo:border="0.06pt solid #000000" style:vertical-align="automatic"/>
      <style:text-properties style:font-name="Georgia1" fo:font-size="12pt" style:font-name-asian="Georgia1" style:font-size-asian="12pt" style:font-name-complex="Georgia1" style:font-size-complex="12pt"/>
    </style:style>
    <style:style style:name="ce53" style:family="table-cell" style:parent-style-name="Default" style:data-style-name="N0">
      <style:table-cell-properties fo:border="0.06pt solid #000000" style:vertical-align="automatic"/>
      <style:text-properties style:font-name="Georgia1" style:font-name-asian="Georgia1" style:font-name-complex="Georgia1"/>
    </style:style>
    <style:style style:name="ce5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Georgia" fo:font-size="12pt" style:font-name-asian="Georgia" style:font-size-asian="12pt" style:font-name-complex="Georgia" style:font-size-complex="12pt"/>
    </style:style>
    <style:style style:name="ce116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2.I4"/>
    </style:style>
    <style:style style:name="ce1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2.I4"/>
    </style:style>
    <style:style style:name="ce60" style:family="table-cell" style:parent-style-name="Default" style:data-style-name="N0">
      <style:table-cell-properties fo:background-color="#a4c2f4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56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bold" style:font-name-asian="Georgia1" style:font-size-asian="14pt" style:font-weight-asian="bold" style:font-name-complex="Georgia1" style:font-size-complex="14pt" style:font-weight-complex="bold"/>
    </style:style>
    <style:style style:name="ce61" style:family="table-cell" style:parent-style-name="Default" style:data-style-name="N0">
      <style:table-cell-properties fo:background-color="#93c47d"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4pt" fo:font-weight="bold" style:font-name-asian="Georgia11" style:font-size-asian="14pt" style:font-weight-asian="bold" style:font-name-complex="Georgia11" style:font-size-complex="14pt" style:font-weight-complex="bold"/>
    </style:style>
    <style:style style:name="ce121" style:family="table-cell" style:parent-style-name="Default" style:data-style-name="N0">
      <style:table-cell-properties fo:wrap-option="wrap" fo:border="0.06pt solid #000000" style:vertical-align="automatic"/>
      <style:text-properties style:font-name="Georgia1" fo:font-size="14pt" fo:font-weight="normal" style:font-name-asian="Georgia1" style:font-size-asian="14pt" style:font-weight-asian="normal" style:font-name-complex="Georgia1" style:font-size-complex="14pt" style:font-weight-complex="normal"/>
    </style:style>
    <style:style style:name="ce122" style:family="table-cell" style:parent-style-name="Default" style:data-style-name="N0">
      <style:table-cell-properties fo:border="0.06pt solid #000000" style:vertical-align="automatic"/>
      <style:text-properties style:font-name="Georgia" fo:font-size="14pt" fo:font-weight="normal" style:font-name-asian="Georgia" style:font-size-asian="14pt" style:font-weight-asian="normal" style:font-name-complex="Georgia" style:font-size-complex="14pt" style:font-weight-complex="normal"/>
    </style:style>
    <style:style style:name="ce57" style:family="table-cell" style:parent-style-name="Default" style:data-style-name="N0">
      <style:table-cell-properties fo:wrap-option="wrap" fo:border="0.06pt solid #000000" style:vertical-align="automatic"/>
      <style:text-properties style:font-name="Georgia" fo:font-size="12pt" style:font-name-asian="Georgia" style:font-size-asian="12pt" style:font-name-complex="Georgia" style:font-size-complex="12pt"/>
    </style:style>
    <style:style style:name="ce5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style:font-name-asian="Georgia11" style:font-size-asian="12pt" style:font-name-complex="Georgia1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Georgia11" fo:font-size="12pt" fo:font-weight="bold" style:font-name-asian="Georgia11" style:font-size-asian="12pt" style:font-weight-asian="bold" style:font-name-complex="Georgia11" style:font-size-complex="12pt" style:font-weight-complex="bold"/>
    </style:style>
    <style:style style:name="ce126" style:family="table-cell" style:parent-style-name="Default" style:data-style-name="N0">
      <style:table-cell-properties style:vertical-align="automatic"/>
      <style:text-properties style:font-name="Georgia1" fo:font-weight="normal" style:font-name-asian="Georgia1" style:font-weight-asian="normal" style:font-name-complex="Georgia1" style:font-weight-complex="normal"/>
    </style:style>
    <style:style style:name="ce130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3.I4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3.I4"/>
    </style:style>
    <style:style style:name="ce132" style:family="table-cell" style:parent-style-name="Default" style:data-style-name="N108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Georgia" fo:font-size="10pt" fo:font-weight="bold" style:font-name-asian="Georgia" style:font-size-asian="10pt" style:font-weight-asian="bold" style:font-name-complex="Georgia" style:font-size-complex="10pt" style:font-weight-complex="bold"/>
      <style:map style:condition="is-true-formula(LEN(TRIM([.I4]))&gt;0)" style:apply-style-name="cf15" style:base-cell-address="IT4.I4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Georgia" style:font-name-asian="Georgia" style:font-name-complex="Georgia"/>
      <style:map style:condition="is-true-formula(LEN(TRIM([.I4]))&gt;0)" style:apply-style-name="cf15" style:base-cell-address="IT4.I4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1">
        <table:shapes>
          <draw:frame draw:z-index="0" draw:name="Graphique 1" draw:style-name="gr1" svg:width="160.09mm" svg:height="89.79mm" svg:x="219.23mm" svg:y="11.28mm">
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7:Overview.B17 Overview.C17:Overview.G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Graphique 2" draw:style-name="gr1" svg:width="111.69mm" svg:height="62.82mm" svg:x="41.79mm" svg:y="155.19mm">
            <draw:object draw:notify-on-update-of-ranges="Overview.C28:Overview.G28 Overview.C29:Overview.G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number-columns-repeated="2"/>
          <table:table-cell table:style-name="ce2"/>
          <table:table-cell table:style-name="ce3" table:number-columns-repeated="3"/>
          <table:table-cell table:style-name="ce4"/>
          <table:table-cell table:number-columns-repeated="1017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Histoire 1</text:p>
          </table:table-cell>
          <table:table-cell table:style-name="ce10" office:value-type="float" office:value="24" calcext:value-type="float">
            <text:p>24</text:p>
          </table:table-cell>
          <table:table-cell table:style-name="ce11" table:formula="of:=[.C3]-IT1H1" office:value-type="string" office:string-value="" calcext:value-type="error">
            <text:p>Err :511</text:p>
          </table:table-cell>
          <table:table-cell table:style-name="ce12" table:formula="of:=[.D3]-IT2H1" office:value-type="string" office:string-value="" calcext:value-type="error">
            <text:p>Err :511</text:p>
          </table:table-cell>
          <table:table-cell table:style-name="ce11" table:formula="of:=[.E3]-IT3H1" office:value-type="string" office:string-value="" calcext:value-type="error">
            <text:p>Err :511</text:p>
          </table:table-cell>
          <table:table-cell table:style-name="ce13" table:formula="of:=[.F3]-IT4H1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2</text:p>
          </table:table-cell>
          <table:table-cell table:style-name="ce15" office:value-type="float" office:value="24" calcext:value-type="float">
            <text:p>24</text:p>
          </table:table-cell>
          <table:table-cell table:style-name="ce16" office:value-type="float" office:value="24" calcext:value-type="float">
            <text:p>24</text:p>
          </table:table-cell>
          <table:table-cell table:style-name="ce17" table:formula="of:=[.D4]-IT2H2" office:value-type="float" office:value="24" calcext:value-type="float">
            <text:p>24</text:p>
          </table:table-cell>
          <table:table-cell table:style-name="ce16" table:formula="of:=[.E4]-IT3H2" office:value-type="string" office:string-value="" calcext:value-type="error">
            <text:p>Err :511</text:p>
          </table:table-cell>
          <table:table-cell table:style-name="ce18" table:formula="of:=[.F4]-IT4H2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3</text:p>
          </table:table-cell>
          <table:table-cell table:style-name="ce15" office:value-type="float" office:value="30" calcext:value-type="float">
            <text:p>30</text:p>
          </table:table-cell>
          <table:table-cell table:style-name="ce16" table:formula="of:=[.C5]-IT1H3" office:value-type="float" office:value="30" calcext:value-type="float">
            <text:p>30</text:p>
          </table:table-cell>
          <table:table-cell table:style-name="ce17" table:formula="of:=[.D5]-IT2H3" office:value-type="float" office:value="30" calcext:value-type="float">
            <text:p>30</text:p>
          </table:table-cell>
          <table:table-cell table:style-name="ce16" table:formula="of:=[.E5]-IT3H3" office:value-type="string" office:string-value="" calcext:value-type="error">
            <text:p>Err :511</text:p>
          </table:table-cell>
          <table:table-cell table:style-name="ce18" table:formula="of:=[.F5]-IT4H3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4</text:p>
          </table:table-cell>
          <table:table-cell table:style-name="ce15" office:value-type="float" office:value="34" calcext:value-type="float">
            <text:p>34</text:p>
          </table:table-cell>
          <table:table-cell table:style-name="ce16" office:value-type="float" office:value="34" calcext:value-type="float">
            <text:p>34</text:p>
          </table:table-cell>
          <table:table-cell table:style-name="ce17" table:formula="of:=[.D6]-IT2H4" office:value-type="float" office:value="34" calcext:value-type="float">
            <text:p>34</text:p>
          </table:table-cell>
          <table:table-cell table:style-name="ce16" table:formula="of:=[.E6]-IT3H4" office:value-type="string" office:string-value="" calcext:value-type="error">
            <text:p>Err :511</text:p>
          </table:table-cell>
          <table:table-cell table:style-name="ce18" table:formula="of:=[.F6]-IT4H4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5</text:p>
          </table:table-cell>
          <table:table-cell table:style-name="ce15" office:value-type="float" office:value="44" calcext:value-type="float">
            <text:p>44</text:p>
          </table:table-cell>
          <table:table-cell table:style-name="ce16" office:value-type="float" office:value="44" calcext:value-type="float">
            <text:p>44</text:p>
          </table:table-cell>
          <table:table-cell table:style-name="ce17" table:formula="of:=[.D7]-IT2H5" office:value-type="float" office:value="44" calcext:value-type="float">
            <text:p>44</text:p>
          </table:table-cell>
          <table:table-cell table:style-name="ce16" table:formula="of:=[.E7]-IT3H5" office:value-type="string" office:string-value="" calcext:value-type="error">
            <text:p>Err :511</text:p>
          </table:table-cell>
          <table:table-cell table:style-name="ce18" table:formula="of:=[.F7]-IT4H5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6</text:p>
          </table:table-cell>
          <table:table-cell table:style-name="ce15" office:value-type="float" office:value="30" calcext:value-type="float">
            <text:p>30</text:p>
          </table:table-cell>
          <table:table-cell table:style-name="ce16" office:value-type="float" office:value="30" calcext:value-type="float">
            <text:p>30</text:p>
          </table:table-cell>
          <table:table-cell table:style-name="ce17" table:formula="of:=[.D8]-IT2H6" office:value-type="string" office:string-value="" calcext:value-type="error">
            <text:p>#RÉF !</text:p>
          </table:table-cell>
          <table:table-cell table:style-name="ce16" table:formula="of:=[.E8]-IT3H6" office:value-type="string" office:string-value="" calcext:value-type="error">
            <text:p>Err :511</text:p>
          </table:table-cell>
          <table:table-cell table:style-name="ce18" table:formula="of:=[.F8]-IT4H6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7</text:p>
          </table:table-cell>
          <table:table-cell table:style-name="ce15" office:value-type="float" office:value="16" calcext:value-type="float">
            <text:p>16</text:p>
          </table:table-cell>
          <table:table-cell table:style-name="ce16" table:formula="of:=[.C9]-IT1H7" office:value-type="float" office:value="16" calcext:value-type="float">
            <text:p>16</text:p>
          </table:table-cell>
          <table:table-cell table:style-name="ce17" table:formula="of:=[.D9]-IT2H7" office:value-type="float" office:value="16" calcext:value-type="float">
            <text:p>16</text:p>
          </table:table-cell>
          <table:table-cell table:style-name="ce16" table:formula="of:=[.E9]-IT3H7" office:value-type="string" office:string-value="" calcext:value-type="error">
            <text:p>Err :511</text:p>
          </table:table-cell>
          <table:table-cell table:style-name="ce18" table:formula="of:=[.F9]-IT4H7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8</text:p>
          </table:table-cell>
          <table:table-cell table:style-name="ce15" office:value-type="float" office:value="54" calcext:value-type="float">
            <text:p>54</text:p>
          </table:table-cell>
          <table:table-cell table:style-name="ce16" office:value-type="float" office:value="54" calcext:value-type="float">
            <text:p>54</text:p>
          </table:table-cell>
          <table:table-cell table:style-name="ce17" table:formula="of:=[.D10]-IT2H8" office:value-type="float" office:value="54" calcext:value-type="float">
            <text:p>54</text:p>
          </table:table-cell>
          <table:table-cell table:style-name="ce16" table:formula="of:=[.E10]-IT3H8" office:value-type="string" office:string-value="" calcext:value-type="error">
            <text:p>Err :511</text:p>
          </table:table-cell>
          <table:table-cell table:style-name="ce18" table:formula="of:=[.F10]-IT4H8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9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1]-IT2H9" office:value-type="float" office:value="40" calcext:value-type="float">
            <text:p>40</text:p>
          </table:table-cell>
          <table:table-cell table:style-name="ce16" table:formula="of:=[.E11]-IT3H9" office:value-type="string" office:string-value="" calcext:value-type="error">
            <text:p>Err :511</text:p>
          </table:table-cell>
          <table:table-cell table:style-name="ce18" table:formula="of:=[.F11]-IT4H9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0</text:p>
          </table:table-cell>
          <table:table-cell table:style-name="ce15" office:value-type="float" office:value="36" calcext:value-type="float">
            <text:p>36</text:p>
          </table:table-cell>
          <table:table-cell table:style-name="ce16" office:value-type="float" office:value="36" calcext:value-type="float">
            <text:p>36</text:p>
          </table:table-cell>
          <table:table-cell table:style-name="ce17" table:formula="of:=[.D12]-IT2H10" office:value-type="float" office:value="36" calcext:value-type="float">
            <text:p>36</text:p>
          </table:table-cell>
          <table:table-cell table:style-name="ce16" table:formula="of:=[.E12]-IT3H10" office:value-type="string" office:string-value="" calcext:value-type="error">
            <text:p>Err :511</text:p>
          </table:table-cell>
          <table:table-cell table:style-name="ce18" table:formula="of:=[.F12]-IT4H10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1</text:p>
          </table:table-cell>
          <table:table-cell table:style-name="ce15" office:value-type="float" office:value="20" calcext:value-type="float">
            <text:p>20</text:p>
          </table:table-cell>
          <table:table-cell table:style-name="ce16" office:value-type="float" office:value="20" calcext:value-type="float">
            <text:p>20</text:p>
          </table:table-cell>
          <table:table-cell table:style-name="ce17" table:formula="of:=[.D13]-IT2H11" office:value-type="float" office:value="20" calcext:value-type="float">
            <text:p>20</text:p>
          </table:table-cell>
          <table:table-cell table:style-name="ce16" table:formula="of:=[.E13]-IT3H11" office:value-type="string" office:string-value="" calcext:value-type="error">
            <text:p>Err :522</text:p>
          </table:table-cell>
          <table:table-cell table:style-name="ce18" table:formula="of:=[.F13]-IT4H11" office:value-type="string" office:string-value="" calcext:value-type="error">
            <text:p>Err :522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2</text:p>
          </table:table-cell>
          <table:table-cell table:style-name="ce15" office:value-type="float" office:value="40" calcext:value-type="float">
            <text:p>40</text:p>
          </table:table-cell>
          <table:table-cell table:style-name="ce16" office:value-type="float" office:value="40" calcext:value-type="float">
            <text:p>40</text:p>
          </table:table-cell>
          <table:table-cell table:style-name="ce17" table:formula="of:=[.D14]-IT2H12" office:value-type="float" office:value="40" calcext:value-type="float">
            <text:p>40</text:p>
          </table:table-cell>
          <table:table-cell table:style-name="ce16" table:formula="of:=[.E14]-IT3H12" office:value-type="float" office:value="40" calcext:value-type="float">
            <text:p>40</text:p>
          </table:table-cell>
          <table:table-cell table:style-name="ce18" table:formula="of:=[.F14]-IT4H12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3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3" table:style-name="ce16" office:value-type="float" office:value="50" calcext:value-type="float">
            <text:p>50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Histoire 14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3" table:style-name="ce16" office:value-type="float" office:value="60" calcext:value-type="float">
            <text:p>6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table:style-name="ce20" office:value-type="string" calcext:value-type="string">
            <text:p>Histoire 15</text:p>
          </table:table-cell>
          <table:table-cell table:style-name="ce21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3" table:formula="of:=[.D17]-IT2H13" office:value-type="float" office:value="20" calcext:value-type="float">
            <text:p>20</text:p>
          </table:table-cell>
          <table:table-cell table:style-name="ce22" table:formula="of:=[.E17]-IT3H13" office:value-type="float" office:value="20" calcext:value-type="float">
            <text:p>20</text:p>
          </table:table-cell>
          <table:table-cell table:style-name="ce24" table:formula="of:=[.F17]-IT4H13" office:value-type="float" office:value="20" calcext:value-type="float">
            <text:p>20</text:p>
          </table:table-cell>
          <table:table-cell table:number-columns-repeated="1017"/>
        </table:table-row>
        <table:table-row table:style-name="ro2" table:number-rows-repeated="10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Estimation</text:p>
          </table:table-cell>
          <table:table-cell table:style-name="ce6" office:value-type="string" calcext:value-type="string">
            <text:p>Itération 1</text:p>
          </table:table-cell>
          <table:table-cell table:style-name="ce7" office:value-type="string" calcext:value-type="string">
            <text:p>Itération 2</text:p>
          </table:table-cell>
          <table:table-cell table:style-name="ce6" office:value-type="string" calcext:value-type="string">
            <text:p>Itération 3</text:p>
          </table:table-cell>
          <table:table-cell table:style-name="ce8" office:value-type="string" calcext:value-type="string">
            <text:p>Itération 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SUM([.C3:.C17])" office:value-type="float" office:value="522" calcext:value-type="float">
            <text:p>522</text:p>
          </table:table-cell>
          <table:table-cell table:formula="of:=SUM([.D3:.D17])" office:value-type="string" office:string-value="" calcext:value-type="error">
            <text:p>Err :511</text:p>
          </table:table-cell>
          <table:table-cell table:formula="of:=SUM([.E3:.E17])" office:value-type="string" office:string-value="" calcext:value-type="error">
            <text:p>Err :511</text:p>
          </table:table-cell>
          <table:table-cell table:formula="of:=SUM([.F3:.F17])" office:value-type="string" office:string-value="" calcext:value-type="error">
            <text:p>Err :511</text:p>
          </table:table-cell>
          <table:table-cell table:formula="of:=SUM([.G3:.G17])" office:value-type="string" office:string-value="" calcext:value-type="error">
            <text:p>Err :511</text:p>
          </table:table-cell>
          <table:table-cell table:number-columns-repeated="1017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shapes>
          <draw:frame draw:z-index="0" draw:name="Graphique 1" draw:style-name="gr1" svg:width="159.99mm" svg:height="89.99mm" svg:x="458.41mm" svg:y="73.11mm">
            <draw:object draw:notify-on-update-of-ranges="IT1.J4:IT1.J12 IT1.O3:IT1.O3 IT1.O4:IT1.O12 IT1.P3:IT1.P3 IT1.P4:IT1.P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style-name="ce26" office:value-type="string" calcext:value-type="string">
            <text:p>Idéal</text:p>
          </table:table-cell>
          <table:table-cell table:style-name="ce26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être principale et affichag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Mael + Phuc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/>
          <table:table-cell table:style-name="ce105" office:value-type="date" office:date-value="2018-03-06" calcext:value-type="date">
            <text:p>06-03-18</text:p>
          </table:table-cell>
          <table:table-cell table:style-name="ce107" office:value-type="float" office:value="0" calcext:value-type="float">
            <text:p>0</text:p>
          </table:table-cell>
          <table:table-cell table:style-name="ce32" table:formula="of:=[.$G$8]*(1-1/[.$I$13]*[.J4])" office:value-type="float" office:value="32" calcext:value-type="float">
            <text:p>32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2" calcext:value-type="float">
            <text:p>62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Survol des articles</text:p>
          </table:table-cell>
          <table:table-cell table:style-name="ce29" office:value-type="string" calcext:value-type="string">
            <text:p>Phucy Pham</text:p>
          </table:table-cell>
          <table:table-cell table:style-name="ce29" office:value-type="string" calcext:value-type="string">
            <text:p>JJ + Mael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6" calcext:value-type="float">
            <text:p>6</text:p>
          </table:table-cell>
          <table:table-cell/>
          <table:table-cell table:style-name="ce105" office:value-type="date" office:date-value="2018-03-07" calcext:value-type="date">
            <text:p>07-03-18</text:p>
          </table:table-cell>
          <table:table-cell table:style-name="ce107" office:value-type="float" office:value="1" calcext:value-type="float">
            <text:p>1</text:p>
          </table:table-cell>
          <table:table-cell table:style-name="ce32" table:formula="of:=[.$G$8]*(1-1/[.$I$13]*[.J5])" office:value-type="float" office:value="27.4285714285714" calcext:value-type="float">
            <text:p>27,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2.4285714285714" calcext:value-type="float">
            <text:p>52,4285714285714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34" office:value-type="string" calcext:value-type="string">
            <text:p>Fenêtre spécifique à l'article</text:p>
          </table:table-cell>
          <table:table-cell table:style-name="ce34" office:value-type="string" calcext:value-type="string">
            <text:p>Mael Panouillot</text:p>
          </table:table-cell>
          <table:table-cell table:style-name="ce34" office:value-type="string" calcext:value-type="string">
            <text:p>Nathan + Florian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105"/>
          <table:table-cell table:style-name="ce107"/>
          <table:table-cell table:style-name="ce32" table:number-columns-repeated="2"/>
          <table:table-cell table:number-columns-repeated="1012"/>
        </table:table-row>
        <table:table-row table:style-name="ro5">
          <table:table-cell/>
          <table:table-cell table:style-name="ce36"/>
          <table:table-cell table:style-name="ce37" office:value-type="string" calcext:value-type="string">
            <text:p>Rendu responsive + intégration des fonctionnalités</text:p>
          </table:table-cell>
          <table:table-cell table:style-name="ce37" office:value-type="string" calcext:value-type="string">
            <text:p>Nathan Wolper</text:p>
          </table:table-cell>
          <table:table-cell table:style-name="ce37" office:value-type="string" calcext:value-type="string">
            <text:p>Mael + Florian</text:p>
          </table:table-cell>
          <table:table-cell table:number-columns-repeated="2" table:style-name="ce30" office:value-type="float" office:value="8" calcext:value-type="float">
            <text:p>8</text:p>
          </table:table-cell>
          <table:table-cell/>
          <table:table-cell table:style-name="ce105" office:value-type="date" office:date-value="2018-03-08" calcext:value-type="date">
            <text:p>08-03-18</text:p>
          </table:table-cell>
          <table:table-cell table:style-name="ce107" office:value-type="float" office:value="2" calcext:value-type="float">
            <text:p>2</text:p>
          </table:table-cell>
          <table:table-cell table:style-name="ce32" table:formula="of:=[.$G$8]*(1-1/[.$I$13]*[.J7])" office:value-type="float" office:value="22.8571428571429" calcext:value-type="float">
            <text:p>22,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7]+[.M7]" office:value-type="float" office:value="44.8571428571429" calcext:value-type="float">
            <text:p>44,8571428571429</text:p>
          </table:table-cell>
          <table:table-cell table:formula="of:=[.L7]+[.N7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38" table:formula="of:=SUM([.F4:.F7])" office:value-type="float" office:value="47" calcext:value-type="float">
            <text:p>47</text:p>
          </table:table-cell>
          <table:table-cell table:style-name="ce38" table:formula="of:=SUM([.G4:.G7])" office:value-type="float" office:value="32" calcext:value-type="float">
            <text:p>32</text:p>
          </table:table-cell>
          <table:table-cell/>
          <table:table-cell table:style-name="ce105" office:value-type="date" office:date-value="2018-03-09" calcext:value-type="date">
            <text:p>09-03-18</text:p>
          </table:table-cell>
          <table:table-cell table:style-name="ce107" office:value-type="float" office:value="3" calcext:value-type="float">
            <text:p>3</text:p>
          </table:table-cell>
          <table:table-cell table:style-name="ce32" table:formula="of:=[.$G$8]*(1-1/[.$I$13]*[.J8])" office:value-type="float" office:value="18.2857142857143" calcext:value-type="float">
            <text:p>18,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8]+[.M8]" office:value-type="float" office:value="43.2857142857143" calcext:value-type="float">
            <text:p>43,2857142857143</text:p>
          </table:table-cell>
          <table:table-cell table:formula="of:=[.L8]+[.N8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8"/>
          <table:table-cell table:style-name="ce105" office:value-type="date" office:date-value="2018-03-10" calcext:value-type="date">
            <text:p>10-03-18</text:p>
          </table:table-cell>
          <table:table-cell table:style-name="ce107" office:value-type="float" office:value="4" calcext:value-type="float">
            <text:p>4</text:p>
          </table:table-cell>
          <table:table-cell table:style-name="ce32" table:formula="of:=[.$G$8]*(1-1/[.$I$13]*[.J9])" office:value-type="float" office:value="13.7142857142857" calcext:value-type="float">
            <text:p>13,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9]+[.M9]" office:value-type="float" office:value="23.7142857142857" calcext:value-type="float">
            <text:p>23,7142857142857</text:p>
          </table:table-cell>
          <table:table-cell table:formula="of:=[.L9]+[.N9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105" office:value-type="date" office:date-value="2018-03-11" calcext:value-type="date">
            <text:p>11-03-18</text:p>
          </table:table-cell>
          <table:table-cell table:style-name="ce107" office:value-type="float" office:value="5" calcext:value-type="float">
            <text:p>5</text:p>
          </table:table-cell>
          <table:table-cell table:style-name="ce32" table:formula="of:=[.$G$8]*(1-1/[.$I$13]*[.J10])" office:value-type="float" office:value="9.14285714285715" calcext:value-type="float">
            <text:p>9,14285714285715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10]+[.M10]" office:value-type="float" office:value="14.1428571428572" calcext:value-type="float">
            <text:p>14,1428571428572</text:p>
          </table:table-cell>
          <table:table-cell table:formula="of:=[.L10]+[.N10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9" table:number-columns-repeated="5"/>
          <table:table-cell/>
          <table:table-cell table:style-name="ce105" office:value-type="date" office:date-value="2018-03-12" calcext:value-type="date">
            <text:p>12-03-18</text:p>
          </table:table-cell>
          <table:table-cell table:style-name="ce107" office:value-type="float" office:value="6" calcext:value-type="float">
            <text:p>6</text:p>
          </table:table-cell>
          <table:table-cell table:style-name="ce32" table:formula="of:=[.$G$8]*(1-1/[.$I$13]*[.J11])" office:value-type="float" office:value="4.57142857142857" calcext:value-type="float">
            <text:p>4,57142857142857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1]+[.M11]" office:value-type="float" office:value="4.57142857142857" calcext:value-type="float">
            <text:p>4,57142857142857</text:p>
          </table:table-cell>
          <table:table-cell table:formula="of:=[.L11]+[.N11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39" table:number-columns-repeated="5"/>
          <table:table-cell/>
          <table:table-cell table:style-name="ce105" office:value-type="date" office:date-value="2018-03-13" calcext:value-type="date">
            <text:p>13-03-18</text:p>
          </table:table-cell>
          <table:table-cell table:style-name="ce107" office:value-type="float" office:value="7" calcext:value-type="float">
            <text:p>7</text:p>
          </table:table-cell>
          <table:table-cell table:style-name="ce32" table:formula="of:=[.$G$8]*(1-1/[.$I$13]*[.J12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2]+[.M12]" office:value-type="float" office:value="0" calcext:value-type="float">
            <text:p>0</text:p>
          </table:table-cell>
          <table:table-cell table:formula="of:=[.L12]+[.N12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/>
          <table:table-cell table:style-name="ce40" table:formula="of:=COUNTA([.I4:.I12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Sauvegarde des fichiers selon les chiffres données par le GUI</text:p>
          </table:table-cell>
          <table:table-cell table:style-name="ce29" office:value-type="string" calcext:value-type="string">
            <text:p>Sonia Malki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Parsing du flux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Nathan + Mael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Liste de sources + URL</text:p>
          </table:table-cell>
          <table:table-cell table:style-name="ce29" office:value-type="string" calcext:value-type="string">
            <text:p>Florian Baudry</text:p>
          </table:table-cell>
          <table:table-cell table:style-name="ce29" office:value-type="string" calcext:value-type="string">
            <text:p>Mael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Interface graphique pour choisir les sources et les dates limites/nombre d'articles à télécharger</text:p>
          </table:table-cell>
          <table:table-cell table:style-name="ce29" office:value-type="string" calcext:value-type="string">
            <text:p>Karim Jastrzebski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Supprimer les articles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Florian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Création de la bdd</text:p>
          </table:table-cell>
          <table:table-cell table:style-name="ce29" office:value-type="string" calcext:value-type="string">
            <text:p>Nathan Wolper</text:p>
          </table:table-cell>
          <table:table-cell table:style-name="ce29" office:value-type="string" calcext:value-type="string">
            <text:p>Mael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5:.F20])" office:value-type="float" office:value="24" calcext:value-type="float">
            <text:p>24</text:p>
          </table:table-cell>
          <table:table-cell table:style-name="ce41" table:formula="of:=SUM([.G15:.G20])" office:value-type="float" office:value="21" calcext:value-type="float">
            <text:p>2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style-name="ce42"/>
          <table:table-cell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Faire le hash et la comparaison d'intégrité</text:p>
          </table:table-cell>
          <table:table-cell table:style-name="ce29" office:value-type="string" calcext:value-type="string">
            <text:p>Anass El Zerhouni</text:p>
          </table:table-cell>
          <table:table-cell table:style-name="ce29" office:value-type="string" calcext:value-type="string">
            <text:p>Sonia Malki</text:p>
          </table:table-cell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Encryptage des données</text:p>
          </table:table-cell>
          <table:table-cell table:style-name="ce29" office:value-type="string" calcext:value-type="string">
            <text:p>Nathan Wolper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Mettre à jour l'article si le hash n'est pas bon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2" calcext:value-type="float">
            <text:p>2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Afficher si le fichier est intègre</text:p>
          </table:table-cell>
          <table:table-cell table:style-name="ce29" office:value-type="string" calcext:value-type="string">
            <text:p>Anass El Zerhouni</text:p>
          </table:table-cell>
          <table:table-cell table:style-name="ce29"/>
          <table:table-cell table:number-columns-repeated="2"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1])" office:value-type="float" office:value="11" calcext:value-type="float">
            <text:p>11</text:p>
          </table:table-cell>
          <table:table-cell table:style-name="ce41" table:formula="of:=SUM([.G28:.G31])" office:value-type="float" office:value="11" calcext:value-type="float">
            <text:p>11</text:p>
          </table:table-cell>
          <table:table-cell table:number-columns-repeated="1017"/>
        </table:table-row>
        <table:table-row table:style-name="ro7" table:number-rows-repeated="2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8">
          <table:table-cell table:number-columns-repeated="1024"/>
        </table:table-row>
        <table:table-row table:style-name="ro7" table:number-rows-repeated="5">
          <table:table-cell table:number-columns-repeated="1023"/>
          <table:table-cell table:style-name="ce25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1"/>
          <table:table-cell table:style-name="ce25"/>
        </table:table-row>
        <table:table-row table:style-name="ro7" table:number-rows-repeated="4">
          <table:table-cell table:number-columns-repeated="1023"/>
          <table:table-cell table:style-name="ce25"/>
        </table:table-row>
        <table:table-row table:style-name="ro7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I4:IT1.J12">
            <calcext:condition calcext:apply-style-name="cf15" calcext:value="formula-is(LEN(TRIM([.I4]))&gt;0)" calcext:base-cell-address="IT1.I4"/>
          </calcext:conditional-format>
        </calcext:conditional-formats>
      </table:table>
      <table:table table:name="IT2" table:style-name="ta2">
        <table:shapes>
          <draw:frame draw:z-index="0" draw:name="Graphique 1" draw:style-name="gr1" svg:width="159.99mm" svg:height="89.99mm" svg:x="458.41mm" svg:y="73.11mm">
            <draw:object draw:notify-on-update-of-ranges="IT2.J4:IT2.J11 IT2.O3:IT2.O3 IT2.O4:IT2.O11 IT2.P3:IT2.P3 IT2.P4:IT2.P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Afficher la description dans la bulle volante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06" calcext:value-type="date">
            <text:p>06-03-18</text:p>
          </table:table-cell>
          <table:table-cell table:style-name="ce117" office:value-type="float" office:value="0" calcext:value-type="float">
            <text:p>0</text:p>
          </table:table-cell>
          <table:table-cell table:style-name="ce32" table:formula="of:=[.$G$11]*(1-1/[.$I$12]*[.J4])" office:value-type="float" office:value="6" calcext:value-type="float">
            <text:p>6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36" calcext:value-type="float">
            <text:p>36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Afficher l’image des articles</text:p>
          </table:table-cell>
          <table:table-cell table:style-name="ce29" office:value-type="string" calcext:value-type="string">
            <text:p>Hong Phuc</text:p>
          </table:table-cell>
          <table:table-cell table:style-name="ce29" office:value-type="string" calcext:value-type="string">
            <text:p>JJ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/>
          <table:table-cell table:style-name="ce116" office:value-type="date" office:date-value="2018-03-07" calcext:value-type="date">
            <text:p>07-03-18</text:p>
          </table:table-cell>
          <table:table-cell table:style-name="ce117" office:value-type="float" office:value="1" calcext:value-type="float">
            <text:p>1</text:p>
          </table:table-cell>
          <table:table-cell table:style-name="ce32" table:formula="of:=[.$G$11]*(1-1/[.$I$12]*[.J5])" office:value-type="float" office:value="5.14285714285714" calcext:value-type="float">
            <text:p>5,14285714285714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30.1428571428571" calcext:value-type="float">
            <text:p>30,1428571428571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34" office:value-type="string" calcext:value-type="string">
            <text:p>Chargement des articles sur la page principale</text:p>
          </table:table-cell>
          <table:table-cell table:style-name="ce34" office:value-type="string" calcext:value-type="string">
            <text:p>Nathan</text:p>
          </table:table-cell>
          <table:table-cell table:style-name="ce34" office:value-type="string" calcext:value-type="string">
            <text:p>Florian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/>
          <table:table-cell table:style-name="ce116" office:value-type="date" office:date-value="2018-03-08" calcext:value-type="date">
            <text:p>08-03-18</text:p>
          </table:table-cell>
          <table:table-cell table:style-name="ce117" office:value-type="float" office:value="2" calcext:value-type="float">
            <text:p>2</text:p>
          </table:table-cell>
          <table:table-cell table:style-name="ce32" table:formula="of:=[.$G$11]*(1-1/[.$I$12]*[.J6])" office:value-type="float" office:value="4.28571428571429" calcext:value-type="float">
            <text:p>4,28571428571429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26.2857142857143" calcext:value-type="float">
            <text:p>26,2857142857143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2"/>
          <table:table-cell table:style-name="ce53" table:number-columns-repeated="4"/>
          <table:table-cell/>
          <table:table-cell table:style-name="ce116" office:value-type="date" office:date-value="2018-03-09" calcext:value-type="date">
            <text:p>09-03-18</text:p>
          </table:table-cell>
          <table:table-cell table:style-name="ce117" office:value-type="float" office:value="3" calcext:value-type="float">
            <text:p>3</text:p>
          </table:table-cell>
          <table:table-cell table:style-name="ce32" table:formula="of:=[.$G$11]*(1-1/[.$I$12]*[.J7])" office:value-type="float" office:value="3.42857142857143" calcext:value-type="float">
            <text:p>3,42857142857143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28.4285714285714" calcext:value-type="float">
            <text:p>28,4285714285714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53" table:number-columns-repeated="5"/>
          <table:table-cell/>
          <table:table-cell table:style-name="ce116" office:value-type="date" office:date-value="2018-03-10" calcext:value-type="date">
            <text:p>10-03-18</text:p>
          </table:table-cell>
          <table:table-cell table:style-name="ce117" office:value-type="float" office:value="4" calcext:value-type="float">
            <text:p>4</text:p>
          </table:table-cell>
          <table:table-cell table:style-name="ce32" table:formula="of:=[.$G$11]*(1-1/[.$I$12]*[.J8])" office:value-type="float" office:value="2.57142857142857" calcext:value-type="float">
            <text:p>2,57142857142857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12.5714285714286" calcext:value-type="float">
            <text:p>12,5714285714286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54" table:number-columns-repeated="3"/>
          <table:table-cell table:style-name="ce55" table:number-columns-repeated="2"/>
          <table:table-cell/>
          <table:table-cell table:style-name="ce116" office:value-type="date" office:date-value="2018-03-11" calcext:value-type="date">
            <text:p>11-03-18</text:p>
          </table:table-cell>
          <table:table-cell table:style-name="ce117" office:value-type="float" office:value="5" calcext:value-type="float">
            <text:p>5</text:p>
          </table:table-cell>
          <table:table-cell table:style-name="ce32" table:formula="of:=[.$G$11]*(1-1/[.$I$12]*[.J9])" office:value-type="float" office:value="1.71428571428571" calcext:value-type="float">
            <text:p>1,71428571428571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6.71428571428571" calcext:value-type="float">
            <text:p>6,71428571428571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116" office:value-type="date" office:date-value="2018-03-12" calcext:value-type="date">
            <text:p>12-03-18</text:p>
          </table:table-cell>
          <table:table-cell table:style-name="ce117" office:value-type="float" office:value="6" calcext:value-type="float">
            <text:p>6</text:p>
          </table:table-cell>
          <table:table-cell table:style-name="ce32" table:formula="of:=[.$G$11]*(1-1/[.$I$12]*[.J10])" office:value-type="float" office:value="0.857142857142858" calcext:value-type="float">
            <text:p>0,857142857142858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0.857142857142858" calcext:value-type="float">
            <text:p>0,857142857142858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8" calcext:value-type="float">
            <text:p>8</text:p>
          </table:table-cell>
          <table:table-cell table:style-name="ce41" table:formula="of:=SUM([.G4:.G10])" office:value-type="float" office:value="6" calcext:value-type="float">
            <text:p>6</text:p>
          </table:table-cell>
          <table:table-cell/>
          <table:table-cell table:style-name="ce116" office:value-type="date" office:date-value="2018-03-13" calcext:value-type="date">
            <text:p>13-03-18</text:p>
          </table:table-cell>
          <table:table-cell table:style-name="ce117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chercher dans la liste d’articles par titre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tag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Ajout des sources</text:p>
          </table:table-cell>
          <table:table-cell table:style-name="ce29" office:value-type="string" calcext:value-type="string">
            <text:p>Florian</text:p>
          </table:table-cell>
          <table:table-cell table:style-name="ce29" office:value-type="string" calcext:value-type="string">
            <text:p>Nathan, Maël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Tests pour ArticleManager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8">
          <table:table-cell/>
          <table:table-cell table:style-name="ce1"/>
          <table:table-cell table:style-name="ce29" office:value-type="string" calcext:value-type="string">
            <text:p>Rendre les boutons de selection des sources fonctionnel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string" calcext:value-type="string">
            <text:p>4,5</text:p>
          </table:table-cell>
          <table:table-cell table:style-name="ce30" office:value-type="string" calcext:value-type="string">
            <text:p>3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Rajouter des textes dans la fenetre source</text:p>
          </table:table-cell>
          <table:table-cell table:style-name="ce29" office:value-type="string" calcext:value-type="string">
            <text:p>Maël</text:p>
          </table:table-cell>
          <table:table-cell table:style-name="ce29" office:value-type="string" calcext:value-type="string">
            <text:p>Hong Phuc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1,5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52" office:value-type="string" calcext:value-type="string">
            <text:p>Suppression des articles</text:p>
          </table:table-cell>
          <table:table-cell table:style-name="ce29" office:value-type="string" calcext:value-type="string">
            <text:p>Karim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style-name="ce42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6:.F22])" office:value-type="float" office:value="20" calcext:value-type="float">
            <text:p>20</text:p>
          </table:table-cell>
          <table:table-cell table:style-name="ce41" table:formula="of:=SUM([.G16:.G22])" office:value-type="float" office:value="18" calcext:value-type="float">
            <text:p>18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 table:style-name="ce1" table:number-columns-repeated="6"/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 table:style-name="ce1" table:number-columns-repeated="6"/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 table:style-name="ce1"/>
          <table:table-cell table:style-name="ce47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s médias</text:p>
          </table:table-cell>
          <table:table-cell table:style-name="ce29" office:value-type="string" calcext:value-type="string">
            <text:p>Nathan</text:p>
          </table:table-cell>
          <table:table-cell table:style-name="ce29" office:value-type="string" calcext:value-type="string">
            <text:p>Maël, Florian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number-columns-repeated="1017"/>
        </table:table-row>
        <table:table-row table:style-name="ro7" table:number-rows-repeated="6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8:.F34])" office:value-type="float" office:value="6" calcext:value-type="float">
            <text:p>6</text:p>
          </table:table-cell>
          <table:table-cell table:style-name="ce41" table:formula="of:=SUM([.G28:.G34])" office:value-type="float" office:value="6" calcext:value-type="float">
            <text:p>6</text:p>
          </table:table-cell>
          <table:table-cell table:number-columns-repeated="1017"/>
        </table:table-row>
        <table:table-row table:style-name="ro7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Affichage de l'intégrité des article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Suppression articles bdd si date depasséee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éléchargement article lanc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Test pour Téléchargement</text:p>
          </table:table-cell>
          <table:table-cell table:style-name="ce29" office:value-type="string" calcext:value-type="string">
            <text:p>Sonia</text:p>
          </table:table-cell>
          <table:table-cell table:style-name="ce29" office:value-type="string" calcext:value-type="string">
            <text:p>Anass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.5" calcext:value-type="float">
            <text:p>1,5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39:.F45])" office:value-type="float" office:value="6" calcext:value-type="float">
            <text:p>6</text:p>
          </table:table-cell>
          <table:table-cell table:style-name="ce41" table:formula="of:=SUM([.G39:.G45])" office:value-type="float" office:value="5.5" calcext:value-type="float">
            <text:p>5,5</text:p>
          </table:table-cell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2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/>
          <table:table-cell table:style-name="ce1"/>
          <table:table-cell table:style-name="ce29" office:value-type="string" calcext:value-type="string">
            <text:p>Intégration verification intégrité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 table:style-name="ce50"/>
          <table:table-cell table:style-name="ce1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56:.F56])" office:value-type="float" office:value="2" calcext:value-type="float">
            <text:p>2</text:p>
          </table:table-cell>
          <table:table-cell table:style-name="ce41" table:formula="of:=SUM([.G56:.G56])" office:value-type="float" office:value="2" calcext:value-type="float">
            <text:p>2</text:p>
          </table:table-cell>
          <table:table-cell table:number-columns-repeated="1017"/>
        </table:table-row>
        <table:table-row table:style-name="ro7" table:number-rows-repeated="3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number-columns-repeated="2"/>
          <table:table-cell table:style-name="ce1" table:number-columns-repeated="5"/>
          <table:table-cell table:number-columns-repeated="1017"/>
        </table:table-row>
        <table:table-row table:style-name="ro7" table:number-rows-repeated="4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1" table:number-columns-repeated="5"/>
          <table:table-cell table:number-columns-repeated="1017"/>
        </table:table-row>
        <table:table-row table:style-name="ro7" table:number-rows-repeated="6">
          <table:table-cell/>
          <table:table-cell table:style-name="ce1" table:number-columns-repeated="6"/>
          <table:table-cell table:number-columns-repeated="1017"/>
        </table:table-row>
        <table:table-row table:style-name="ro4">
          <table:table-cell/>
          <table:table-cell table:style-name="ce1" table:number-columns-repeated="6"/>
          <table:table-cell table:number-columns-repeated="1017"/>
        </table:table-row>
        <table:table-row table:style-name="ro7" table:number-rows-repeated="5">
          <table:table-cell/>
          <table:table-cell table:style-name="ce1" table:number-columns-repeated="6"/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7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64">
          <table:table-cell/>
          <table:table-cell table:style-name="ce1" table:number-columns-repeated="6"/>
          <table:table-cell table:number-columns-repeated="1017"/>
        </table:table-row>
        <table:table-row table:style-name="ro2" table:number-rows-repeated="1048409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T2.I4:IT2.J11">
            <calcext:condition calcext:apply-style-name="cf15" calcext:value="formula-is(LEN(TRIM([.I4]))&gt;0)" calcext:base-cell-address="IT2.I4"/>
          </calcext:conditional-format>
        </calcext:conditional-formats>
      </table:table>
      <table:table table:name="IT3" table:style-name="ta2">
        <table:shapes>
          <draw:frame draw:z-index="0" draw:name="Graphique 1" draw:style-name="gr1" svg:width="159.99mm" svg:height="89.99mm" svg:x="458.41mm" svg:y="73.11mm">
            <draw:object draw:notify-on-update-of-ranges="IT3.J4:IT3.J11 IT3.O3:IT3.O3 IT3.O4:IT3.O11 IT3.P3:IT3.P3 IT3.P4:IT3.P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 table:number-columns-repeated="9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8"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/>
          <table:table-cell table:style-name="ce130" office:value-type="date" office:date-value="2018-03-06" calcext:value-type="date">
            <text:p>06-03-18</text:p>
          </table:table-cell>
          <table:table-cell table:style-name="ce131" office:value-type="float" office:value="0" calcext:value-type="float">
            <text:p>0</text:p>
          </table:table-cell>
          <table:table-cell table:style-name="ce32" table:formula="of:=#REF!*(1-1/[.$I$12]*[.J4])" office:value-type="string" office:string-value="" calcext:value-type="error">
            <text:p>#RÉF !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string" office:string-value="" calcext:value-type="error">
            <text:p>#RÉF !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30" office:value-type="date" office:date-value="2018-03-07" calcext:value-type="date">
            <text:p>07-03-18</text:p>
          </table:table-cell>
          <table:table-cell table:style-name="ce131" office:value-type="float" office:value="1" calcext:value-type="float">
            <text:p>1</text:p>
          </table:table-cell>
          <table:table-cell table:style-name="ce32" table:formula="of:=#REF!*(1-1/[.$I$12]*[.J5])" office:value-type="string" office:string-value="" calcext:value-type="error">
            <text:p>#RÉF !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string" office:string-value="" calcext:value-type="error">
            <text:p>#RÉF !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etre login et register + gestion input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130" office:value-type="date" office:date-value="2018-03-08" calcext:value-type="date">
            <text:p>08-03-18</text:p>
          </table:table-cell>
          <table:table-cell table:style-name="ce131" office:value-type="float" office:value="2" calcext:value-type="float">
            <text:p>2</text:p>
          </table:table-cell>
          <table:table-cell table:style-name="ce32" table:formula="of:=#REF!*(1-1/[.$I$12]*[.J6])" office:value-type="string" office:string-value="" calcext:value-type="error">
            <text:p>#RÉF !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string" office:string-value="" calcext:value-type="error">
            <text:p>#RÉF !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Fenetre contrat d’utilisation 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Sonia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30" office:value-type="date" office:date-value="2018-03-09" calcext:value-type="date">
            <text:p>09-03-18</text:p>
          </table:table-cell>
          <table:table-cell table:style-name="ce131" office:value-type="float" office:value="3" calcext:value-type="float">
            <text:p>3</text:p>
          </table:table-cell>
          <table:table-cell table:style-name="ce32" table:formula="of:=#REF!*(1-1/[.$I$12]*[.J7])" office:value-type="string" office:string-value="" calcext:value-type="error">
            <text:p>#RÉF !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string" office:string-value="" calcext:value-type="error">
            <text:p>#RÉF !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Fix du freeze en essayant ouvrir lien des articles</text:p>
          </table:table-cell>
          <table:table-cell table:style-name="ce29" office:value-type="string" calcext:value-type="string">
            <text:p>Anass</text:p>
          </table:table-cell>
          <table:table-cell table:style-name="ce29"/>
          <table:table-cell table:style-name="ce30" office:value-type="float" office:value="1" calcext:value-type="float">
            <text:p>1</text:p>
          </table:table-cell>
          <table:table-cell table:style-name="ce30" office:value-type="float" office:value="0.5" calcext:value-type="float">
            <text:p>0,5</text:p>
          </table:table-cell>
          <table:table-cell/>
          <table:table-cell table:style-name="ce130" office:value-type="date" office:date-value="2018-03-10" calcext:value-type="date">
            <text:p>10-03-18</text:p>
          </table:table-cell>
          <table:table-cell table:style-name="ce131" office:value-type="float" office:value="4" calcext:value-type="float">
            <text:p>4</text:p>
          </table:table-cell>
          <table:table-cell table:style-name="ce32" table:formula="of:=#REF!*(1-1/[.$I$12]*[.J8])" office:value-type="string" office:string-value="" calcext:value-type="error">
            <text:p>#RÉF !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string" office:string-value="" calcext:value-type="error">
            <text:p>#RÉF !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BDD multiuser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/>
          <table:table-cell table:style-name="ce130" office:value-type="date" office:date-value="2018-03-11" calcext:value-type="date">
            <text:p>11-03-18</text:p>
          </table:table-cell>
          <table:table-cell table:style-name="ce131" office:value-type="float" office:value="5" calcext:value-type="float">
            <text:p>5</text:p>
          </table:table-cell>
          <table:table-cell table:style-name="ce32" table:formula="of:=#REF!*(1-1/[.$I$12]*[.J9])" office:value-type="string" office:string-value="" calcext:value-type="error">
            <text:p>#RÉF !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string" office:string-value="" calcext:value-type="error">
            <text:p>#RÉF !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Creation d’une classe de tests</text:p>
          </table:table-cell>
          <table:table-cell table:style-name="ce29" office:value-type="string" calcext:value-type="string">
            <text:p>Anass</text:p>
          </table:table-cell>
          <table:table-cell table:style-name="ce29" office:value-type="string" calcext:value-type="string">
            <text:p>Kari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/>
          <table:table-cell table:style-name="ce130" office:value-type="date" office:date-value="2018-03-12" calcext:value-type="date">
            <text:p>12-03-18</text:p>
          </table:table-cell>
          <table:table-cell table:style-name="ce131" office:value-type="float" office:value="6" calcext:value-type="float">
            <text:p>6</text:p>
          </table:table-cell>
          <table:table-cell table:style-name="ce32" table:formula="of:=#REF!*(1-1/[.$I$12]*[.J10])" office:value-type="string" office:string-value="" calcext:value-type="error">
            <text:p>#RÉF !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string" office:string-value="" calcext:value-type="error">
            <text:p>#RÉF !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29" table:number-columns-repeated="3"/>
          <table:table-cell table:style-name="ce30" table:number-columns-repeated="2"/>
          <table:table-cell/>
          <table:table-cell table:style-name="ce130" office:value-type="date" office:date-value="2018-03-13" calcext:value-type="date">
            <text:p>13-03-18</text:p>
          </table:table-cell>
          <table:table-cell table:style-name="ce131" office:value-type="float" office:value="7" calcext:value-type="float">
            <text:p>7</text:p>
          </table:table-cell>
          <table:table-cell table:style-name="ce32" table:formula="of:=#REF!*(1-1/[.$I$12]*[.J11])" office:value-type="string" office:string-value="" calcext:value-type="error">
            <text:p>#RÉF !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string" office:string-value="" calcext:value-type="error">
            <text:p>#RÉF !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table:number-columns-repeated="3"/>
          <table:table-cell table:style-name="ce30" table:number-columns-repeated="2"/>
          <table:table-cell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:.F12])" office:value-type="float" office:value="13" calcext:value-type="float">
            <text:p>13</text:p>
          </table:table-cell>
          <table:table-cell table:style-name="ce41" table:formula="of:=SUM([.G6:.G12])" office:value-type="float" office:value="10.5" calcext:value-type="float">
            <text:p>10,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Debug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, Nathan</text:p>
          </table:table-cell>
          <table:table-cell table:style-name="ce58" office:value-type="float" office:value="4.5" calcext:value-type="float">
            <text:p>4,5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1017"/>
        </table:table-row>
        <table:table-row table:style-name="ro8" table:number-rows-repeated="2">
          <table:table-cell table:number-columns-repeated="2"/>
          <table:table-cell table:style-name="ce29" table:number-columns-repeated="2"/>
          <table:table-cell table:style-name="ce57"/>
          <table:table-cell table:style-name="ce58" table:number-columns-repeated="2"/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7:.F19])" office:value-type="float" office:value="4.5" calcext:value-type="float">
            <text:p>4,5</text:p>
          </table:table-cell>
          <table:table-cell table:style-name="ce59" table:formula="of:=SUM([.G17:.G19])" office:value-type="float" office:value="4" calcext:value-type="float">
            <text:p>4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Conception et integration section d’aide</text:p>
          </table:table-cell>
          <table:table-cell table:style-name="ce29" office:value-type="string" calcext:value-type="string">
            <text:p>JJ</text:p>
          </table:table-cell>
          <table:table-cell table:style-name="ce29" office:value-type="string" calcext:value-type="string">
            <text:p>Phuc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Ajout des images de la section d’aide</text:p>
          </table:table-cell>
          <table:table-cell table:style-name="ce29" office:value-type="string" calcext:value-type="string">
            <text:p>Phuc, Mael</text:p>
          </table:table-cell>
          <table:table-cell table:style-name="ce29" office:value-type="string" calcext:value-type="string">
            <text:p>Mael, Phuc</text:p>
          </table:table-cell>
          <table:table-cell table:number-columns-repeated="2" table:style-name="ce30" office:value-type="float" office:value="6" calcext:value-type="float">
            <text:p>6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table:number-columns-repeated="3"/>
          <table:table-cell table:style-name="ce30" table:number-columns-repeated="2"/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table:number-columns-repeated="3"/>
          <table:table-cell table:style-name="ce30" table:number-columns-repeated="2"/>
          <table:table-cell table:style-name="ce44" table:number-columns-repeated="6"/>
          <table:table-cell table:number-columns-repeated="1011"/>
        </table:table-row>
        <table:table-row table:style-name="ro7" table:number-rows-repeated="3">
          <table:table-cell table:number-columns-repeated="2"/>
          <table:table-cell table:style-name="ce29" table:number-columns-repeated="3"/>
          <table:table-cell table:style-name="ce30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10" calcext:value-type="float">
            <text:p>10</text:p>
          </table:table-cell>
          <table:table-cell table:style-name="ce41" table:formula="of:=SUM([.G24:.G30])" office:value-type="float" office:value="10" calcext:value-type="float">
            <text:p>10</text:p>
          </table:table-cell>
          <table:table-cell table:number-columns-repeated="1017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REFACTORING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1" office:value-type="string" calcext:value-type="string">
            <text:p>Enlever code mort</text:p>
          </table:table-cell>
          <table:table-cell table:style-name="ce122" office:value-type="string" calcext:value-type="string">
            <text:p>Sonia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122" office:value-type="string" calcext:value-type="string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1" office:value-type="string" calcext:value-type="string">
            <text:p>Modification try &amp; catch (model)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JJ</text:p>
          </table:table-cell>
          <table:table-cell table:style-name="ce28" office:value-type="float" office:value="1" calcext:value-type="float">
            <text:p>1</text:p>
          </table:table-cell>
          <table:table-cell table:style-name="ce122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121" office:value-type="string" calcext:value-type="string">
            <text:p>Modification try &amp; catch (controller)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Modification try &amp; catch (controller)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Enlever getter et setter inutiles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Anas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Code dupliqué</text:p>
          </table:table-cell>
          <table:table-cell table:style-name="ce122" office:value-type="string" calcext:value-type="string">
            <text:p>Sonia</text:p>
          </table:table-cell>
          <table:table-cell table:style-name="ce122" office:value-type="string" calcext:value-type="string">
            <text:p>Anass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Code dupliqué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string" calcext:value-type="string">
            <text:p>Sonia</text:p>
          </table:table-cell>
          <table:table-cell table:number-columns-repeated="2" table:style-name="ce122" office:value-type="float" office:value="0.5" calcext:value-type="float">
            <text:p>0,5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121" office:value-type="string" calcext:value-type="string">
            <text:p>Remplacer print en error box</text:p>
          </table:table-cell>
          <table:table-cell table:style-name="ce122" office:value-type="string" calcext:value-type="string">
            <text:p>JJ</text:p>
          </table:table-cell>
          <table:table-cell table:style-name="ce122" office:value-type="string" calcext:value-type="string">
            <text:p>Sonia</text:p>
          </table:table-cell>
          <table:table-cell table:number-columns-repeated="2" table:style-name="ce122" office:value-type="float" office:value="0.5" calcext:value-type="float">
            <text:p>0,5</text:p>
          </table:table-cell>
          <table:table-cell table:style-name="ce126"/>
          <table:table-cell table:number-columns-repeated="1016"/>
        </table:table-row>
        <table:table-row table:style-name="ro7">
          <table:table-cell table:number-columns-repeated="2"/>
          <table:table-cell table:style-name="ce29" office:value-type="string" calcext:value-type="string">
            <text:p>Fix des tests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Mael</text:p>
          </table:table-cell>
          <table:table-cell table:style-name="ce58" office:value-type="float" office:value="1.5" calcext:value-type="float">
            <text:p>1,5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Refactoring nommag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DatabaseArticle</text:p>
          </table:table-cell>
          <table:table-cell table:style-name="ce29" office:value-type="string" calcext:value-type="string">
            <text:p>Florian</text:p>
          </table:table-cell>
          <table:table-cell table:style-name="ce57" office:value-type="string" calcext:value-type="string">
            <text:p>Nathan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Refactoring Article</text:p>
          </table:table-cell>
          <table:table-cell table:style-name="ce29" office:value-type="string" calcext:value-type="string">
            <text:p>Phuc</text:p>
          </table:table-cell>
          <table:table-cell table:style-name="ce57" office:value-type="string" calcext:value-type="string">
            <text:p>JJ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Debug source/tags menu</text:p>
          </table:table-cell>
          <table:table-cell table:style-name="ce29" office:value-type="string" calcext:value-type="string">
            <text:p>Mael</text:p>
          </table:table-cell>
          <table:table-cell table:style-name="ce57" office:value-type="string" calcext:value-type="string">
            <text:p>Phuc</text:p>
          </table:table-cell>
          <table:table-cell table:number-columns-repeated="2" table:style-name="ce58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44:.F46])" office:value-type="float" office:value="5.5" calcext:value-type="float">
            <text:p>5,5</text:p>
          </table:table-cell>
          <table:table-cell table:style-name="ce59" table:formula="of:=SUM([.G44:.G46])" office:value-type="float" office:value="5" calcext:value-type="float">
            <text:p>5</text:p>
          </table:table-cell>
          <table:table-cell table:number-columns-repeated="1017"/>
        </table:table-row>
        <table:table-row table:style-name="ro7" table:number-rows-repeated="11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4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6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number-columns-repeated="1022"/>
        </table:table-row>
        <table:table-row table:style-name="ro7" table:number-rows-repeated="17">
          <table:table-cell table:number-columns-repeated="1024"/>
        </table:table-row>
        <table:table-row table:style-name="ro1" table:number-rows-repeated="18">
          <table:table-cell table:number-columns-repeated="1024"/>
        </table:table-row>
        <table:table-row table:style-name="ro2" table:number-rows-repeated="10484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3.I4:IT3.J11">
            <calcext:condition calcext:apply-style-name="cf15" calcext:value="formula-is(LEN(TRIM([.I4]))&gt;0)" calcext:base-cell-address="IT3.I4"/>
          </calcext:conditional-format>
        </calcext:conditional-formats>
      </table:table>
      <table:table table:name="IT4" table:style-name="ta2">
        <table:shapes>
          <draw:frame draw:z-index="0" draw:name="Graphique 1" draw:style-name="gr1" svg:width="159.99mm" svg:height="89.99mm" svg:x="458.41mm" svg:y="73.11mm">
            <draw:object draw:notify-on-update-of-ranges="IT4.J4:IT4.J11 IT4.O3:IT4.O3 IT4.O4:IT4.O11 IT4.P3:IT4.P3 IT4.P4:IT4.P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2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50" table:default-cell-style-name="ce25"/>
        <table:table-column table:style-name="co4" table:default-cell-style-name="ce25"/>
        <table:table-column table:style-name="co8" table:default-cell-style-name="ce25"/>
        <table:table-column table:style-name="co9" table:default-cell-style-name="ce25"/>
        <table:table-column table:style-name="co13" table:default-cell-style-name="ce25"/>
        <table:table-column table:style-name="co11" table:default-cell-style-name="ce25"/>
        <table:table-column table:style-name="co12" table:default-cell-style-name="ce25"/>
        <table:table-column table:style-name="co2" table:number-columns-repeated="246" table:default-cell-style-name="ce25"/>
        <table:table-column table:style-name="co7" table:default-cell-style-name="ce1"/>
        <table:table-row table:style-name="ro1">
          <table:table-cell table:number-columns-repeated="10"/>
          <table:table-cell table:style-name="ce103" office:value-type="string" calcext:value-type="string" table:number-columns-spanned="4" table:number-rows-spanned="1">
            <text:p>Points restants</text:p>
          </table:table-cell>
          <table:covered-table-cell table:number-columns-repeated="3"/>
          <table:table-cell table:number-columns-repeated="1010"/>
        </table:table-row>
        <table:table-row table:style-name="ro3">
          <table:table-cell table:style-name="ce27"/>
          <table:table-cell/>
          <table:table-cell table:style-name="ce47" office:value-type="string" calcext:value-type="string" table:number-columns-spanned="5" table:number-rows-spanned="1">
            <text:p>HISTOIRE 1</text:p>
          </table:table-cell>
          <table:covered-table-cell table:number-columns-repeated="4"/>
          <table:table-cell table:number-columns-repeated="3"/>
          <table:table-cell table:style-name="ce103" office:value-type="string" calcext:value-type="string" table:number-columns-spanned="2" table:number-rows-spanned="1">
            <text:p>Histoire X</text:p>
          </table:table-cell>
          <table:covered-table-cell/>
          <table:table-cell table:style-name="ce103" office:value-type="string" calcext:value-type="string" table:number-columns-spanned="2" table:number-rows-spanned="1">
            <text:p>Histoire Y</text:p>
          </table:table-cell>
          <table:covered-table-cell/>
          <table:table-cell table:style-name="ce48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1008"/>
        </table:table-row>
        <table:table-row table:style-name="ro4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/>
          <table:table-cell table:style-name="ce103" office:value-type="string" calcext:value-type="string" table:number-columns-spanned="2" table:number-rows-spanned="1">
            <text:p>Jour</text:p>
          </table:table-cell>
          <table:covered-table-cell/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style-name="ce103" office:value-type="string" calcext:value-type="string">
            <text:p>Idéal</text:p>
          </table:table-cell>
          <table:table-cell table:style-name="ce103" office:value-type="string" calcext:value-type="string">
            <text:p>Réel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32" office:value-type="date" office:date-value="2018-03-06" calcext:value-type="date">
            <text:p>06-03-18</text:p>
          </table:table-cell>
          <table:table-cell table:style-name="ce133" office:value-type="float" office:value="0" calcext:value-type="float">
            <text:p>0</text:p>
          </table:table-cell>
          <table:table-cell table:style-name="ce32" table:formula="of:=[.$G$11]*(1-1/[.$I$12]*[.J4])" office:value-type="float" office:value="35" calcext:value-type="float">
            <text:p>35</text:p>
          </table:table-cell>
          <table:table-cell table:style-name="ce32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K4]+[.M4]" office:value-type="float" office:value="65" calcext:value-type="float">
            <text:p>65</text:p>
          </table:table-cell>
          <table:table-cell table:formula="of:=[.L4]+[.N4]" office:value-type="float" office:value="70" calcext:value-type="float">
            <text:p>70</text:p>
          </table:table-cell>
          <table:table-cell table:number-columns-repeated="1008"/>
        </table:table-row>
        <table:table-row table:style-name="ro5">
          <table:table-cell table:style-name="ce3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/>
          <table:table-cell table:style-name="ce132" office:value-type="date" office:date-value="2018-03-07" calcext:value-type="date">
            <text:p>07-03-18</text:p>
          </table:table-cell>
          <table:table-cell table:style-name="ce133" office:value-type="float" office:value="1" calcext:value-type="float">
            <text:p>1</text:p>
          </table:table-cell>
          <table:table-cell table:style-name="ce32" table:formula="of:=[.$G$11]*(1-1/[.$I$12]*[.J5])" office:value-type="float" office:value="30" calcext:value-type="float">
            <text:p>30</text:p>
          </table:table-cell>
          <table:table-cell table:style-name="ce3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K5]+[.M5]" office:value-type="float" office:value="55" calcext:value-type="float">
            <text:p>55</text:p>
          </table:table-cell>
          <table:table-cell table:formula="of:=[.L5]+[.N5]" office:value-type="float" office:value="63" calcext:value-type="float">
            <text:p>63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/>
          <table:table-cell table:style-name="ce132" office:value-type="date" office:date-value="2018-03-08" calcext:value-type="date">
            <text:p>08-03-18</text:p>
          </table:table-cell>
          <table:table-cell table:style-name="ce133" office:value-type="float" office:value="2" calcext:value-type="float">
            <text:p>2</text:p>
          </table:table-cell>
          <table:table-cell table:style-name="ce32" table:formula="of:=[.$G$11]*(1-1/[.$I$12]*[.J6])" office:value-type="float" office:value="25" calcext:value-type="float">
            <text:p>25</text:p>
          </table:table-cell>
          <table:table-cell table:style-name="ce3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formula="of:=[.K6]+[.M6]" office:value-type="float" office:value="47" calcext:value-type="float">
            <text:p>47</text:p>
          </table:table-cell>
          <table:table-cell table:formula="of:=[.L6]+[.N6]" office:value-type="float" office:value="59" calcext:value-type="float">
            <text:p>59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32" office:value-type="date" office:date-value="2018-03-09" calcext:value-type="date">
            <text:p>09-03-18</text:p>
          </table:table-cell>
          <table:table-cell table:style-name="ce133" office:value-type="float" office:value="3" calcext:value-type="float">
            <text:p>3</text:p>
          </table:table-cell>
          <table:table-cell table:style-name="ce32" table:formula="of:=[.$G$11]*(1-1/[.$I$12]*[.J7])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[.K7]+[.M7]" office:value-type="float" office:value="45" calcext:value-type="float">
            <text:p>45</text:p>
          </table:table-cell>
          <table:table-cell table:formula="of:=[.L7]+[.N7]" office:value-type="float" office:value="51" calcext:value-type="float">
            <text:p>51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/>
          <table:table-cell table:style-name="ce132" office:value-type="date" office:date-value="2018-03-10" calcext:value-type="date">
            <text:p>10-03-18</text:p>
          </table:table-cell>
          <table:table-cell table:style-name="ce133" office:value-type="float" office:value="4" calcext:value-type="float">
            <text:p>4</text:p>
          </table:table-cell>
          <table:table-cell table:style-name="ce32" table:formula="of:=[.$G$11]*(1-1/[.$I$12]*[.J8])" office:value-type="float" office:value="15" calcext:value-type="float">
            <text:p>15</text:p>
          </table:table-cell>
          <table:table-cell table:style-name="ce3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K8]+[.M8]" office:value-type="float" office:value="25" calcext:value-type="float">
            <text:p>25</text:p>
          </table:table-cell>
          <table:table-cell table:formula="of:=[.L8]+[.N8]" office:value-type="float" office:value="24" calcext:value-type="float">
            <text:p>24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/>
          <table:table-cell table:style-name="ce132" office:value-type="date" office:date-value="2018-03-11" calcext:value-type="date">
            <text:p>11-03-18</text:p>
          </table:table-cell>
          <table:table-cell table:style-name="ce133" office:value-type="float" office:value="5" calcext:value-type="float">
            <text:p>5</text:p>
          </table:table-cell>
          <table:table-cell table:style-name="ce32" table:formula="of:=[.$G$11]*(1-1/[.$I$12]*[.J9])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K9]+[.M9]" office:value-type="float" office:value="15" calcext:value-type="float">
            <text:p>15</text:p>
          </table:table-cell>
          <table:table-cell table:formula="of:=[.L9]+[.N9]" office:value-type="float" office:value="17" calcext:value-type="float">
            <text:p>17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/>
          <table:table-cell table:style-name="ce132" office:value-type="date" office:date-value="2018-03-12" calcext:value-type="date">
            <text:p>12-03-18</text:p>
          </table:table-cell>
          <table:table-cell table:style-name="ce133" office:value-type="float" office:value="6" calcext:value-type="float">
            <text:p>6</text:p>
          </table:table-cell>
          <table:table-cell table:style-name="ce32" table:formula="of:=[.$G$11]*(1-1/[.$I$12]*[.J10])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K10]+[.M10]" office:value-type="float" office:value="5" calcext:value-type="float">
            <text:p>5</text:p>
          </table:table-cell>
          <table:table-cell table:formula="of:=[.L10]+[.N10]" office:value-type="float" office:value="7" calcext:value-type="float">
            <text:p>7</text:p>
          </table:table-cell>
          <table:table-cell table:number-columns-repeated="1008"/>
        </table:table-row>
        <table:table-row table:style-name="ro4">
          <table:table-cell table:style-name="ce33"/>
          <table:table-cell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:.F10])" office:value-type="float" office:value="0" calcext:value-type="float">
            <text:p>0</text:p>
          </table:table-cell>
          <table:table-cell table:style-name="ce41" table:formula="of:=SUM([.G4:.G10])" office:value-type="float" office:value="35" calcext:value-type="float">
            <text:p>35</text:p>
          </table:table-cell>
          <table:table-cell/>
          <table:table-cell table:style-name="ce132" office:value-type="date" office:date-value="2018-03-13" calcext:value-type="date">
            <text:p>13-03-18</text:p>
          </table:table-cell>
          <table:table-cell table:style-name="ce133" office:value-type="float" office:value="7" calcext:value-type="float">
            <text:p>7</text:p>
          </table:table-cell>
          <table:table-cell table:style-name="ce32" table:formula="of:=[.$G$11]*(1-1/[.$I$12]*[.J11])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K11]+[.M11]" office:value-type="float" office:value="0" calcext:value-type="float">
            <text:p>0</text:p>
          </table:table-cell>
          <table:table-cell table:formula="of:=[.L11]+[.N11]" office:value-type="float" office:value="0" calcext:value-type="float">
            <text:p>0</text:p>
          </table:table-cell>
          <table:table-cell table:number-columns-repeated="1008"/>
        </table:table-row>
        <table:table-row table:style-name="ro5">
          <table:table-cell table:number-columns-repeated="8"/>
          <table:table-cell table:style-name="ce40" table:formula="of:=COUNTA([.I4:.I11])-1" office:value-type="float" office:value="7" calcext:value-type="float">
            <text:p>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6:.F18])" office:value-type="float" office:value="0" calcext:value-type="float">
            <text:p>0</text:p>
          </table:table-cell>
          <table:table-cell table:style-name="ce59" table:formula="of:=SUM([.G16:.G18])" office:value-type="float" office:value="25" calcext:value-type="float">
            <text:p>25</text:p>
          </table:table-cell>
          <table:table-cell table:number-columns-repeated="1017"/>
        </table:table-row>
        <table:table-row table:style-name="ro8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style-name="ce42"/>
          <table:table-cell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style-name="ce43" table:number-columns-repeated="5"/>
          <table:table-cell table:style-name="ce42"/>
          <table:table-cell table:number-columns-repeated="1011"/>
        </table:table-row>
        <table:table-row table:style-name="ro7">
          <table:table-cell table:style-name="ce42"/>
          <table:table-cell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2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style-name="ce43"/>
          <table: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45" table:number-columns-repeated="5"/>
          <table:table-cell table:style-name="ce44"/>
          <table:table-cell table:number-columns-repeated="1011"/>
        </table:table-row>
        <table:table-row table:style-name="ro7">
          <table:table-cell table:style-name="ce44"/>
          <table: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44" table:number-columns-repeated="6"/>
          <table:table-cell table:number-columns-repeated="1011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24:.F30])" office:value-type="float" office:value="0" calcext:value-type="float">
            <text:p>0</text:p>
          </table:table-cell>
          <table:table-cell table:style-name="ce41" table:formula="of:=SUM([.G24:.G30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35:.F37])" office:value-type="float" office:value="0" calcext:value-type="float">
            <text:p>0</text:p>
          </table:table-cell>
          <table:table-cell table:style-name="ce59" table:formula="of:=SUM([.G35:.G37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5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42:.F48])" office:value-type="float" office:value="0" calcext:value-type="float">
            <text:p>0</text:p>
          </table:table-cell>
          <table:table-cell table:style-name="ce41" table:formula="of:=SUM([.G42:.G48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60" office:value-type="string" calcext:value-type="string" table:number-columns-spanned="5" table:number-rows-spanned="1">
            <text:p>HISTOIRE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53:.F55])" office:value-type="float" office:value="0" calcext:value-type="float">
            <text:p>0</text:p>
          </table:table-cell>
          <table:table-cell table:style-name="ce59" table:formula="of:=SUM([.G53:.G55])" office:value-type="float" office:value="25" calcext:value-type="float">
            <text:p>2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" table:number-columns-spanned="3" table:number-rows-spanned="1"/>
          <table:covered-table-cell table:number-columns-repeated="2"/>
          <table:table-cell table:style-name="ce39" table:number-columns-repeated="2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60:.F66])" office:value-type="float" office:value="0" calcext:value-type="float">
            <text:p>0</text:p>
          </table:table-cell>
          <table:table-cell table:style-name="ce41" table:formula="of:=SUM([.G60:.G66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4">
          <table:table-cell table:style-name="ce50" table:number-columns-spanned="2" table:number-rows-spanned="1"/>
          <table:covered-table-cell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71:.F73])" office:value-type="float" office:value="0" calcext:value-type="float">
            <text:p>0</text:p>
          </table:table-cell>
          <table:table-cell table:style-name="ce59" table:formula="of:=SUM([.G71:.G73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9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78:.F84])" office:value-type="float" office:value="0" calcext:value-type="float">
            <text:p>0</text:p>
          </table:table-cell>
          <table:table-cell table:style-name="ce41" table:formula="of:=SUM([.G78:.G84])" office:value-type="float" office:value="35" calcext:value-type="float">
            <text:p>35</text:p>
          </table:table-cell>
          <table:table-cell table:number-columns-repeated="1017"/>
        </table:table-row>
        <table:table-row table:style-name="ro7">
          <table:table-cell table:style-name="ce50" table:number-columns-spanned="2" table:number-rows-spanned="1"/>
          <table:covered-table-cell/>
          <table:table-cell table:style-name="ce1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60" office:value-type="string" calcext:value-type="string" table:number-columns-spanned="5" table:number-rows-spanned="1">
            <text:p>HISTOIRE 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89:.F91])" office:value-type="float" office:value="0" calcext:value-type="float">
            <text:p>0</text:p>
          </table:table-cell>
          <table:table-cell table:style-name="ce59" table:formula="of:=SUM([.G89:.G91])" office:value-type="float" office:value="25" calcext:value-type="float">
            <text:p>2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39" table:number-columns-repeated="5"/>
          <table:table-cell table:number-columns-repeated="1017"/>
        </table:table-row>
        <table:table-row table:style-name="ro7">
          <table:table-cell table:number-columns-repeated="2"/>
          <table:table-cell table:style-name="ce47" office:value-type="string" calcext:value-type="string" table:number-columns-spanned="5" table:number-rows-spanned="1">
            <text:p>HISTOIRE 1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7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96:.F102])" office:value-type="float" office:value="0" calcext:value-type="float">
            <text:p>0</text:p>
          </table:table-cell>
          <table:table-cell table:style-name="ce41" table:formula="of:=SUM([.G96:.G102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 table:number-columns-spanned="5" table:number-rows-spanned="1">
            <text:p>HISTOIRE 12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56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Tintin</text:p>
          </table:table-cell>
          <table:table-cell table:style-name="ce57" office:value-type="string" calcext:value-type="string">
            <text:p>Milou</text:p>
          </table:table-cell>
          <table:table-cell table:style-name="ce58"/>
          <table:table-cell table:style-name="ce5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Sacha</text:p>
          </table:table-cell>
          <table:table-cell table:style-name="ce57" office:value-type="string" calcext:value-type="string">
            <text:p>Ondine</text:p>
          </table:table-cell>
          <table:table-cell table:style-name="ce58"/>
          <table:table-cell table:style-name="ce58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Batman</text:p>
          </table:table-cell>
          <table:table-cell table:style-name="ce57" office:value-type="string" calcext:value-type="string">
            <text:p>Robin</text:p>
          </table:table-cell>
          <table:table-cell table:style-name="ce58"/>
          <table:table-cell table:style-name="ce5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59" table:formula="of:=SUM([.F107:.F109])" office:value-type="float" office:value="0" calcext:value-type="float">
            <text:p>0</text:p>
          </table:table-cell>
          <table:table-cell table:style-name="ce59" table:formula="of:=SUM([.G107:.G109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5" table:number-rows-spanned="1">
            <text:p>HISTOIRE 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 calcext:value-type="string">
            <text:p>Tâches</text:p>
          </table:table-cell>
          <table:table-cell table:style-name="ce28" office:value-type="string" calcext:value-type="string">
            <text:p>Pilote</text:p>
          </table:table-cell>
          <table:table-cell table:style-name="ce28" office:value-type="string" calcext:value-type="string">
            <text:p>Copilote</text:p>
          </table:table-cell>
          <table:table-cell table:style-name="ce28" office:value-type="string" calcext:value-type="string">
            <text:p>Points réels</text:p>
          </table:table-cell>
          <table:table-cell table:style-name="ce28" office:value-type="string" calcext:value-type="string">
            <text:p>Points estimé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1</text:p>
          </table:table-cell>
          <table:table-cell table:style-name="ce29" office:value-type="string" calcext:value-type="string">
            <text:p>John Doe</text:p>
          </table:table-cell>
          <table:table-cell table:style-name="ce29" office:value-type="string" calcext:value-type="string">
            <text:p>Sam Smith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2</text:p>
          </table:table-cell>
          <table:table-cell table:style-name="ce29" office:value-type="string" calcext:value-type="string">
            <text:p>Bilbo Baggins</text:p>
          </table:table-cell>
          <table:table-cell table:style-name="ce29" office:value-type="string" calcext:value-type="string">
            <text:p>Sam Gamji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3</text:p>
          </table:table-cell>
          <table:table-cell table:style-name="ce29" office:value-type="string" calcext:value-type="string">
            <text:p>Tanguy</text:p>
          </table:table-cell>
          <table:table-cell table:style-name="ce29" office:value-type="string" calcext:value-type="string">
            <text:p>Laverdure</text:p>
          </table:table-cell>
          <table:table-cell table:style-name="ce30"/>
          <table:table-cell table:style-name="ce3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4</text:p>
          </table:table-cell>
          <table:table-cell table:style-name="ce29" office:value-type="string" calcext:value-type="string">
            <text:p>Bob</text:p>
          </table:table-cell>
          <table:table-cell table:style-name="ce29" office:value-type="string" calcext:value-type="string">
            <text:p>Bobett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5</text:p>
          </table:table-cell>
          <table:table-cell table:style-name="ce29" office:value-type="string" calcext:value-type="string">
            <text:p>Laurel</text:p>
          </table:table-cell>
          <table:table-cell table:style-name="ce29" office:value-type="string" calcext:value-type="string">
            <text:p>Hardy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6</text:p>
          </table:table-cell>
          <table:table-cell table:style-name="ce29" office:value-type="string" calcext:value-type="string">
            <text:p>Peter</text:p>
          </table:table-cell>
          <table:table-cell table:style-name="ce29" office:value-type="string" calcext:value-type="string">
            <text:p>Sloane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" office:value-type="string" calcext:value-type="string">
            <text:p>Tâche 7</text:p>
          </table:table-cell>
          <table:table-cell table:style-name="ce29" office:value-type="string" calcext:value-type="string">
            <text:p>Spirou</text:p>
          </table:table-cell>
          <table:table-cell table:style-name="ce29" office:value-type="string" calcext:value-type="string">
            <text:p>Fantasio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41" table:formula="of:=SUM([.F114:.F120])" office:value-type="float" office:value="0" calcext:value-type="float">
            <text:p>0</text:p>
          </table:table-cell>
          <table:table-cell table:style-name="ce41" table:formula="of:=SUM([.G114:.G120])"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4.I4:IT4.J11">
            <calcext:condition calcext:apply-style-name="cf15" calcext:value="formula-is(LEN(TRIM([.I4]))&gt;0)" calcext:base-cell-address="IT4.I4"/>
          </calcext:conditional-format>
        </calcext:conditional-formats>
      </table:table>
      <table:named-expressions>
        <table:named-range table:name="IT1H1" table:base-cell-address="$IT1.$A$1" table:cell-range-address="IT1.$F$8"/>
        <table:named-expression table:name="IT1H10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1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2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13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2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3" table:base-cell-address="$IT1.$A$1" table:cell-range-address="IT1.$F$21"/>
        <table:named-expression table:name="IT1H4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5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6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1H7" table:base-cell-address="$IT1.$A$1" table:cell-range-address="IT1.$F$32"/>
        <table:named-expression table:name="IT1H8" table:base-cell-address="$Overview.$A$1" table:expression="&quot;&quot;&quot;&quot;&quot;&quot;&quot;&quot;&quot;&quot;&quot;&quot;&quot;&quot;&quot;'it1'.#ref!&quot;&quot;&quot;&quot;&quot;&quot;&quot;&quot;&quot;&quot;&quot;&quot;&quot;&quot;&quot;"/>
        <table:named-expression table:name="IT1H9" table:base-cell-address="$Overview.$A$1" table:expression="&quot;&quot;&quot;&quot;&quot;&quot;&quot;&quot;&quot;&quot;&quot;&quot;&quot;&quot;&quot;'it1'.#ref!&quot;&quot;&quot;&quot;&quot;&quot;&quot;&quot;&quot;&quot;&quot;&quot;&quot;&quot;&quot;"/>
        <table:named-range table:name="IT2H1" table:base-cell-address="$IT2.$A$1" table:cell-range-address="IT2.$F$11"/>
        <table:named-range table:name="IT2H10" table:base-cell-address="$IT2.$A$1" table:cell-range-address="IT2.$F$86"/>
        <table:named-range table:name="IT2H11" table:base-cell-address="$IT2.$A$1" table:cell-range-address="IT2.$F$97"/>
        <table:named-range table:name="IT2H12" table:base-cell-address="$IT2.$A$1" table:cell-range-address="IT2.$F$104"/>
        <table:named-range table:name="IT2H13" table:base-cell-address="$IT2.$A$1" table:cell-range-address="IT2.$F$115"/>
        <table:named-range table:name="IT2H2" table:base-cell-address="$IT2.$A$1" table:cell-range-address="IT2.$F$19"/>
        <table:named-range table:name="IT2H3" table:base-cell-address="$IT2.$A$1" table:cell-range-address="IT2.$F$31"/>
        <table:named-range table:name="IT2H4" table:base-cell-address="$IT2.$A$1" table:cell-range-address="IT2.$F$38"/>
        <table:named-range table:name="IT2H5" table:base-cell-address="$IT2.$A$1" table:cell-range-address="IT2.$F$49"/>
        <table:named-expression table:name="IT2H6" table:base-cell-address="$IT2.$A$1" table:expression="#REF!"/>
        <table:named-range table:name="IT2H7" table:base-cell-address="$IT2.$A$1" table:cell-range-address="IT2.$F$61"/>
        <table:named-range table:name="IT2H8" table:base-cell-address="$IT2.$A$1" table:cell-range-address="IT2.$F$68"/>
        <table:named-range table:name="IT2H9" table:base-cell-address="$IT2.$A$1" table:cell-range-address="IT2.$F$79"/>
        <table:named-expression table:name="IT3H1" table:base-cell-address="$Overview.$A$1" table:expression="'it3'.#ref!"/>
        <table:named-expression table:name="IT3H10" table:base-cell-address="$Overview.$A$1" table:expression="'it3'.#ref!"/>
        <table:named-range table:name="IT3H11" table:base-cell-address="$IT3.$A$1" table:cell-range-address="IT3.$F$13"/>
        <table:named-range table:name="IT3H12" table:base-cell-address="$IT3.$A$1" table:cell-range-address="IT3.$F$20"/>
        <table:named-range table:name="IT3H13" table:base-cell-address="$IT3.$A$1" table:cell-range-address="IT3.$F$31"/>
        <table:named-expression table:name="IT3H2" table:base-cell-address="$Overview.$A$1" table:expression="'it3'.#ref!"/>
        <table:named-expression table:name="IT3H3" table:base-cell-address="$Overview.$A$1" table:expression="'it3'.#ref!"/>
        <table:named-expression table:name="IT3H4" table:base-cell-address="$Overview.$A$1" table:expression="'it3'.#ref!"/>
        <table:named-expression table:name="IT3H5" table:base-cell-address="$Overview.$A$1" table:expression="'it3'.#ref!"/>
        <table:named-expression table:name="IT3H6" table:base-cell-address="$Overview.$A$1" table:expression="'it3'.#ref!"/>
        <table:named-expression table:name="IT3H7" table:base-cell-address="$Overview.$A$1" table:expression="'it3'.#ref!"/>
        <table:named-expression table:name="IT3H8" table:base-cell-address="$Overview.$A$1" table:expression="'it3'.#ref!"/>
        <table:named-expression table:name="IT3H9" table:base-cell-address="$Overview.$A$1" table:expression="'it3'.#ref!"/>
        <table:named-range table:name="IT4H1" table:base-cell-address="$IT4.$A$1" table:cell-range-address="IT4.$F$11"/>
        <table:named-range table:name="IT4H10" table:base-cell-address="$IT4.$A$1" table:cell-range-address="IT4.$F$92"/>
        <table:named-range table:name="IT4H11" table:base-cell-address="$IT4.$A$1" table:cell-range-address="IT4.$F$103"/>
        <table:named-range table:name="IT4H12" table:base-cell-address="$IT4.$A$1" table:cell-range-address="IT4.$F$110"/>
        <table:named-range table:name="IT4H13" table:base-cell-address="$IT4.$A$1" table:cell-range-address="IT4.$F$121"/>
        <table:named-range table:name="IT4H2" table:base-cell-address="$IT4.$A$1" table:cell-range-address="IT4.$F$19"/>
        <table:named-range table:name="IT4H3" table:base-cell-address="$IT4.$A$1" table:cell-range-address="IT4.$F$31"/>
        <table:named-range table:name="IT4H4" table:base-cell-address="$IT4.$A$1" table:cell-range-address="IT4.$F$38"/>
        <table:named-range table:name="IT4H5" table:base-cell-address="$IT4.$A$1" table:cell-range-address="IT4.$F$49"/>
        <table:named-range table:name="IT4H6" table:base-cell-address="$IT4.$A$1" table:cell-range-address="IT4.$F$56"/>
        <table:named-range table:name="IT4H7" table:base-cell-address="$IT4.$A$1" table:cell-range-address="IT4.$F$67"/>
        <table:named-range table:name="IT4H8" table:base-cell-address="$IT4.$A$1" table:cell-range-address="IT4.$F$74"/>
        <table:named-range table:name="IT4H9" table:base-cell-address="$IT4.$A$1" table:cell-range-address="IT4.$F$8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Georgia" svg:font-family="Georgia"/>
    <style:font-face style:name="Georgia1" svg:font-family="Georgia1"/>
    <style:font-face style:name="Georgia11" svg:font-family="Georgia11"/>
    <style:font-face style:name="Georgia2" svg:font-family="Georgia2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number:date-style style:name="N108">
      <number:day number:style="long"/>
      <number:text>-</number:text>
      <number:month number:style="long"/>
      <number:text>-</number:text>
      <number:year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cf1" style:family="table-cell" style:parent-style-name="Default" style:data-style-name="N0">
      <style:table-cell-properties fo:background-color="#b7e1cd" style:vertical-align="automatic"/>
    </style:style>
    <style:style style:name="cf10" style:family="table-cell" style:parent-style-name="Default" style:data-style-name="N0">
      <style:table-cell-properties fo:background-color="#b7e1cd" style:vertical-align="automatic"/>
    </style:style>
    <style:style style:name="cf11" style:family="table-cell" style:parent-style-name="Default" style:data-style-name="N0">
      <style:table-cell-properties fo:background-color="#b7e1cd" style:vertical-align="automatic"/>
    </style:style>
    <style:style style:name="cf12" style:family="table-cell" style:parent-style-name="Default" style:data-style-name="N0">
      <style:table-cell-properties fo:background-color="#b7e1cd" style:vertical-align="automatic"/>
    </style:style>
    <style:style style:name="cf13" style:family="table-cell" style:parent-style-name="Default" style:data-style-name="N0">
      <style:table-cell-properties fo:background-color="#b7e1cd" style:vertical-align="automatic"/>
    </style:style>
    <style:style style:name="cf14" style:family="table-cell" style:parent-style-name="Default" style:data-style-name="N0">
      <style:table-cell-properties fo:background-color="#b7e1cd" style:vertical-align="automatic"/>
    </style:style>
    <style:style style:name="cf2" style:family="table-cell" style:parent-style-name="Default" style:data-style-name="N0">
      <style:table-cell-properties fo:background-color="#f4c7c3" style:vertical-align="automatic"/>
    </style:style>
    <style:style style:name="cf3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4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5" style:family="table-cell" style:parent-style-name="Default" style:data-style-name="N0">
      <style:table-cell-properties fo:background-color="transparent" style:vertical-align="automatic"/>
      <style:text-properties fo:color="#f09300" fo:font-weight="bold" style:font-weight-asian="bold" style:font-weight-complex="bold"/>
    </style:style>
    <style:style style:name="cf6" style:family="table-cell" style:parent-style-name="Default" style:data-style-name="N0">
      <style:table-cell-properties fo:background-color="#b7e1cd" style:vertical-align="automatic"/>
    </style:style>
    <style:style style:name="cf7" style:family="table-cell" style:parent-style-name="Default" style:data-style-name="N0">
      <style:table-cell-properties fo:background-color="#b7e1cd" style:vertical-align="automatic"/>
    </style:style>
    <style:style style:name="cf8" style:family="table-cell" style:parent-style-name="Default" style:data-style-name="N0">
      <style:table-cell-properties fo:background-color="#b7e1cd" style:vertical-align="automatic"/>
    </style:style>
    <style:style style:name="cf9" style:family="table-cell" style:parent-style-name="Default" style:data-style-name="N0">
      <style:table-cell-properties fo:background-color="#b7e1cd" style:vertical-align="automat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5" style:family="table-cell" style:parent-style-name="Default">
      <style:table-cell-properties fo:background-color="#b7e1cd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 style:data-style-name="N2" text:time-value="22:40:35.222266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9T22:40:36.351264020</meta:creation-date>
    <meta:editing-cycles>3</meta:editing-cycles>
    <meta:editing-duration>PT4M21S</meta:editing-duration>
    <dc:date>2019-04-29T22:44:57.502010166</dc:date>
    <meta:document-statistic meta:table-count="5" meta:cell-count="115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7e0021" draw:fill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83caff" draw:fill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314004" draw:fill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rizontal-bar" chart:symbol-width="0.247cm" chart:symbol-height="0.247cm" chart:link-data-style-to-source="true"/>
      <style:graphic-properties svg:stroke-width="0.08cm" svg:stroke-color="#aecf00" draw:fill="none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47cm" chart:symbol-height="0.247cm" chart:link-data-style-to-source="true"/>
      <style:graphic-properties svg:stroke-width="0.08cm" svg:stroke-color="#4b1f6f" draw:fill="none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950e" draw:fill="non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47cm" chart:symbol-height="0.247cm" chart:link-data-style-to-source="true"/>
      <style:graphic-properties svg:stroke-width="0.08cm" svg:stroke-color="#c5000b" draw:fill="none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47cm" chart:symbol-height="0.247cm" chart:link-data-style-to-source="true"/>
      <style:graphic-properties svg:stroke-width="0.08cm" svg:stroke-color="#0084d1" draw:fill="none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width="0.026cm" svg:stroke-color="#b3b3b3" draw:fill="none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6.009cm" svg:height="8.979cm" xlink:href=".." xlink:type="simple" chart:class="chart:line" chart:style-name="ch1">
        <chart:legend chart:legend-position="end" svg:x="12.786cm" svg:y="1.202cm" style:legend-expansion="high" chart:style-name="ch2"/>
        <chart:plot-area chart:style-name="ch3" table:cell-range-address="Overview.C2:Overview.G14 Overview.B2:Overview.B14 Overview.B17:Overview.G17" chart:data-source-has-labels="both" svg:x="0.32cm" svg:y="0.179cm" svg:width="12.146cm" svg:height="8.621cm">
          <chartooo:coordinate-region svg:x="1.246cm" svg:y="0.378cm" svg:width="10.332cm" svg:height="7.775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7:Overview.G17" chart:label-cell-address="Overview.B17:Overview.B17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24">
                <text:p>24</text:p>
                <draw:g>
                  <svg:desc>Overview.C4:Overview.G4</svg:desc>
                </draw:g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30">
                <text:p>30</text:p>
                <draw:g>
                  <svg:desc>Overview.C5:Overview.G5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34">
                <text:p>34</text:p>
                <draw:g>
                  <svg:desc>Overview.C6:Overview.G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44">
                <text:p>44</text:p>
                <draw:g>
                  <svg:desc>Overview.C7:Overview.G7</svg:desc>
                </draw:g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30">
                <text:p>30</text:p>
                <draw:g>
                  <svg:desc>Overview.C8:Overview.G8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6">
                <text:p>16</text:p>
                <draw:g>
                  <svg:desc>Overview.C9:Overview.G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54">
                <text:p>54</text:p>
                <draw:g>
                  <svg:desc>Overview.C10:Overview.G10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40">
                <text:p>40</text:p>
                <draw:g>
                  <svg:desc>Overview.C11:Overview.G11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36">
                <text:p>36</text:p>
                <draw:g>
                  <svg:desc>Overview.C12:Overview.G12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40">
                <text:p>40</text:p>
                <draw:g>
                  <svg:desc>Overview.C14:Overview.G14</svg:desc>
                </draw:g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20">
                <text:p>20</text:p>
                <draw:g>
                  <svg:desc>Overview.C17:Overview.G17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 chart:series-source="rows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1.169cm" svg:height="6.282cm" xlink:href=".." xlink:type="simple" chart:class="chart:line" chart:style-name="ch1">
        <chart:legend chart:legend-position="end" svg:x="8.37cm" svg:y="2.842cm" style:legend-expansion="high" chart:style-name="ch2"/>
        <chart:plot-area chart:style-name="ch3" table:cell-range-address="Overview.C28:Overview.G29" chart:data-source-has-labels="row" svg:x="0.223cm" svg:y="0.125cm" svg:width="7.924cm" svg:height="6.032cm">
          <chartooo:coordinate-region svg:x="1.149cm" svg:y="0.125cm" svg:width="6.332cm" svg:height="3.993cm"/>
          <chart:axis chart:dimension="x" chart:name="primary-x" chart:style-name="ch4" chartooo:axis-type="text">
            <chart:categories table:cell-range-address="Overview.C28:Overview.G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9:Overview.G29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8:Overview.G28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522">
                <text:p>522</text:p>
                <draw:g>
                  <svg:desc>Overview.C29:Overview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1.J4:IT1.J12 IT1.O3:IT1.P12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1.J4:IT1.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1.O4:IT1.O12" chart:label-cell-address="IT1.O3:IT1.O3" chart:class="chart:line">
            <chart:data-point chart:repeated="9"/>
          </chart:series>
          <chart:series chart:style-name="ch8" chart:values-cell-range-address="IT1.P4:IT1.P12" chart:label-cell-address="IT1.P3:IT1.P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1.O3:IT1.O3</svg:desc>
                </draw:g>
              </table:table-cell>
              <table:table-cell office:value-type="string">
                <text:p>Réel</text:p>
                <draw:g>
                  <svg:desc>IT1.P3:IT1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1.J4:IT1.J12</svg:desc>
                </draw:g>
              </table:table-cell>
              <table:table-cell office:value-type="float" office:value="62">
                <text:p>62</text:p>
                <draw:g>
                  <svg:desc>IT1.O4:IT1.O12</svg:desc>
                </draw:g>
              </table:table-cell>
              <table:table-cell office:value-type="float" office:value="70">
                <text:p>70</text:p>
                <draw:g>
                  <svg:desc>IT1.P4:IT1.P1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2.4285714285714">
                <text:p>52.42857142857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4.8571428571429">
                <text:p>44.857142857142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3.2857142857143">
                <text:p>43.28571428571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.7142857142857">
                <text:p>23.714285714285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1428571428571">
                <text:p>14.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2.J4:IT2.J11 IT2.O3:IT2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2.J4:IT2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2.O4:IT2.O11" chart:label-cell-address="IT2.O3:IT2.O3" chart:class="chart:line">
            <chart:data-point chart:repeated="8"/>
          </chart:series>
          <chart:series chart:style-name="ch8" chart:values-cell-range-address="IT2.P4:IT2.P11" chart:label-cell-address="IT2.P3:IT2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2.O3:IT2.O3</svg:desc>
                </draw:g>
              </table:table-cell>
              <table:table-cell office:value-type="string">
                <text:p>Réel</text:p>
                <draw:g>
                  <svg:desc>IT2.P3:IT2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2.J4:IT2.J11</svg:desc>
                </draw:g>
              </table:table-cell>
              <table:table-cell office:value-type="float" office:value="36">
                <text:p>36</text:p>
                <draw:g>
                  <svg:desc>IT2.O4:IT2.O11</svg:desc>
                </draw:g>
              </table:table-cell>
              <table:table-cell office:value-type="float" office:value="70">
                <text:p>70</text:p>
                <draw:g>
                  <svg:desc>IT2.P4:IT2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.1428571428571">
                <text:p>30.142857142857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2857142857143">
                <text:p>26.285714285714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4285714285714">
                <text:p>28.42857142857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.5714285714286">
                <text:p>12.571428571428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71428571428571">
                <text:p>6.7142857142857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857142857142858">
                <text:p>0.857142857142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3.J4:IT3.J11 IT3.O3:IT3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3.J4:IT3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3.O4:IT3.O11" chart:label-cell-address="IT3.O3:IT3.O3" chart:class="chart:line">
            <chart:data-point chart:repeated="8"/>
          </chart:series>
          <chart:series chart:style-name="ch8" chart:values-cell-range-address="IT3.P4:IT3.P11" chart:label-cell-address="IT3.P3:IT3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3.O3:IT3.O3</svg:desc>
                </draw:g>
              </table:table-cell>
              <table:table-cell office:value-type="string">
                <text:p>Réel</text:p>
                <draw:g>
                  <svg:desc>IT3.P3:IT3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3.J4:IT3.J11</svg:desc>
                </draw:g>
              </table:table-cell>
              <table:table-cell office:value-type="float" office:value="NaN">
                <text:p>NaN</text:p>
                <draw:g>
                  <svg:desc>IT3.O4:IT3.O11</svg:desc>
                </draw:g>
              </table:table-cell>
              <table:table-cell office:value-type="float" office:value="70">
                <text:p>70</text:p>
                <draw:g>
                  <svg:desc>IT3.P4:IT3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legend chart:legend-position="end" svg:x="13.808cm" svg:y="3.951cm" style:legend-expansion="high" chart:style-name="ch2"/>
        <chart:plot-area chart:style-name="ch3" table:cell-range-address="IT4.J4:IT4.J11 IT4.O3:IT4.P11" chart:data-source-has-labels="both" svg:x="0.319cm" svg:y="0.179cm" svg:width="13.17cm" svg:height="8.641cm">
          <chartooo:coordinate-region svg:x="0.843cm" svg:y="0.378cm" svg:width="12.538cm" svg:height="7.795cm"/>
          <chart:axis chart:dimension="x" chart:name="primary-x" chart:style-name="ch4" chartooo:axis-type="text">
            <chart:categories table:cell-range-address="IT4.J4:IT4.J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T4.O4:IT4.O11" chart:label-cell-address="IT4.O3:IT4.O3" chart:class="chart:line">
            <chart:data-point chart:repeated="8"/>
          </chart:series>
          <chart:series chart:style-name="ch8" chart:values-cell-range-address="IT4.P4:IT4.P11" chart:label-cell-address="IT4.P3:IT4.P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éal</text:p>
                <draw:g>
                  <svg:desc>IT4.O3:IT4.O3</svg:desc>
                </draw:g>
              </table:table-cell>
              <table:table-cell office:value-type="string">
                <text:p>Réel</text:p>
                <draw:g>
                  <svg:desc>IT4.P3:IT4.P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T4.J4:IT4.J11</svg:desc>
                </draw:g>
              </table:table-cell>
              <table:table-cell office:value-type="float" office:value="65">
                <text:p>65</text:p>
                <draw:g>
                  <svg:desc>IT4.O4:IT4.O11</svg:desc>
                </draw:g>
              </table:table-cell>
              <table:table-cell office:value-type="float" office:value="70">
                <text:p>70</text:p>
                <draw:g>
                  <svg:desc>IT4.P4:IT4.P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